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font-size="10pt" fo:font-weight="normal" officeooo:rsid="00287f49" officeooo:paragraph-rsid="00287f49" style:font-size-asian="10pt" style:font-weight-asian="normal" style:font-size-complex="10pt" style:font-weight-complex="normal"/>
    </style:style>
    <style:style style:name="P2" style:family="paragraph" style:parent-style-name="Standard">
      <style:paragraph-properties style:writing-mode="lr-tb"/>
      <style:text-properties fo:font-size="10pt" fo:font-weight="normal" officeooo:rsid="00299a5e" officeooo:paragraph-rsid="00299a5e" style:font-size-asian="10pt" style:font-weight-asian="normal" style:font-size-complex="10pt" style:font-weight-complex="normal"/>
    </style:style>
    <style:style style:name="P3" style:family="paragraph" style:parent-style-name="Standard">
      <style:paragraph-properties style:writing-mode="lr-tb"/>
      <style:text-properties fo:font-size="10pt" fo:font-weight="normal" officeooo:rsid="002aff88" officeooo:paragraph-rsid="002aff88" style:font-size-asian="10pt" style:font-weight-asian="normal" style:font-size-complex="10pt" style:font-weight-complex="normal"/>
    </style:style>
    <style:style style:name="P4" style:family="paragraph" style:parent-style-name="Standard">
      <style:paragraph-properties style:writing-mode="lr-tb"/>
      <style:text-properties fo:font-size="10pt" fo:font-weight="normal" officeooo:rsid="002cde62" officeooo:paragraph-rsid="002cde62" style:font-size-asian="10pt" style:font-weight-asian="normal" style:font-size-complex="10pt" style:font-weight-complex="normal"/>
    </style:style>
    <style:style style:name="P5" style:family="paragraph" style:parent-style-name="Standard">
      <style:paragraph-properties style:writing-mode="lr-tb"/>
      <style:text-properties fo:font-size="10pt" fo:font-weight="normal" officeooo:rsid="002cde62" officeooo:paragraph-rsid="00323d9b" style:font-size-asian="10pt" style:font-weight-asian="normal" style:font-size-complex="10pt" style:font-weight-complex="normal"/>
    </style:style>
    <style:style style:name="P6" style:family="paragraph" style:parent-style-name="Standard">
      <style:paragraph-properties style:writing-mode="lr-tb"/>
      <style:text-properties fo:font-size="10pt" fo:font-weight="normal" officeooo:rsid="002e5753" officeooo:paragraph-rsid="002e5753" style:font-size-asian="10pt" style:font-weight-asian="normal" style:font-size-complex="10pt" style:font-weight-complex="normal"/>
    </style:style>
    <style:style style:name="P7" style:family="paragraph" style:parent-style-name="Standard">
      <style:paragraph-properties style:writing-mode="lr-tb"/>
      <style:text-properties fo:font-size="10pt" fo:font-weight="normal" officeooo:rsid="002f9ccf" officeooo:paragraph-rsid="002f9ccf" style:font-size-asian="10pt" style:font-weight-asian="normal" style:font-size-complex="10pt" style:font-weight-complex="normal"/>
    </style:style>
    <style:style style:name="P8" style:family="paragraph" style:parent-style-name="Standard">
      <style:paragraph-properties style:writing-mode="lr-tb"/>
      <style:text-properties fo:font-size="10pt" fo:font-weight="normal" officeooo:rsid="002f9ccf" officeooo:paragraph-rsid="00323d9b"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officeooo:rsid="002fe2fd" officeooo:paragraph-rsid="002fe2fd" style:font-size-asian="10pt" style:font-weight-asian="normal" style:font-size-complex="10pt" style:font-weight-complex="normal"/>
    </style:style>
    <style:style style:name="P10" style:family="paragraph" style:parent-style-name="Standard">
      <style:paragraph-properties style:writing-mode="lr-tb"/>
      <style:text-properties fo:font-size="10pt" fo:font-weight="normal" officeooo:rsid="003adef9" officeooo:paragraph-rsid="004b20d0" style:font-size-asian="10pt" style:font-weight-asian="normal" style:font-size-complex="10pt" style:font-weight-complex="normal"/>
    </style:style>
    <style:style style:name="P11" style:family="paragraph" style:parent-style-name="Standard">
      <style:paragraph-properties style:writing-mode="lr-tb"/>
      <style:text-properties fo:font-size="10pt" fo:font-weight="normal" officeooo:rsid="003adef9" officeooo:paragraph-rsid="00543170" style:font-size-asian="10pt" style:font-weight-asian="normal" style:font-size-complex="10pt" style:font-weight-complex="normal"/>
    </style:style>
    <style:style style:name="P12" style:family="paragraph" style:parent-style-name="Standard">
      <style:paragraph-properties style:writing-mode="lr-tb"/>
      <style:text-properties fo:font-size="10pt" fo:font-weight="normal" officeooo:rsid="003bacfd" officeooo:paragraph-rsid="004b20d0" style:font-size-asian="10pt" style:font-weight-asian="normal" style:font-size-complex="10pt" style:font-weight-complex="normal"/>
    </style:style>
    <style:style style:name="P13" style:family="paragraph" style:parent-style-name="Standard">
      <style:paragraph-properties style:writing-mode="lr-tb"/>
      <style:text-properties fo:font-size="10pt" fo:font-weight="normal" officeooo:rsid="003d9b17" officeooo:paragraph-rsid="004b20d0" style:font-size-asian="10pt" style:font-weight-asian="normal" style:font-size-complex="10pt" style:font-weight-complex="normal"/>
    </style:style>
    <style:style style:name="P14" style:family="paragraph" style:parent-style-name="Standard">
      <style:paragraph-properties style:writing-mode="lr-tb"/>
      <style:text-properties fo:font-size="10pt" fo:font-weight="normal" officeooo:rsid="003e418b" officeooo:paragraph-rsid="004b20d0" style:font-size-asian="10pt" style:font-weight-asian="normal" style:font-size-complex="10pt" style:font-weight-complex="normal"/>
    </style:style>
    <style:style style:name="P15" style:family="paragraph" style:parent-style-name="Standard">
      <style:paragraph-properties style:writing-mode="lr-tb"/>
      <style:text-properties fo:font-size="10pt" fo:font-weight="normal" officeooo:rsid="004004e5" officeooo:paragraph-rsid="004b20d0" style:font-size-asian="10pt" style:font-weight-asian="normal" style:font-size-complex="10pt" style:font-weight-complex="normal"/>
    </style:style>
    <style:style style:name="P16" style:family="paragraph" style:parent-style-name="Standard">
      <style:paragraph-properties style:writing-mode="lr-tb"/>
      <style:text-properties fo:font-size="10pt" fo:font-weight="normal" officeooo:rsid="0041080e" officeooo:paragraph-rsid="004b20d0" style:font-size-asian="10pt" style:font-weight-asian="normal" style:font-size-complex="10pt" style:font-weight-complex="normal"/>
    </style:style>
    <style:style style:name="P17" style:family="paragraph" style:parent-style-name="Standard">
      <style:paragraph-properties style:writing-mode="lr-tb"/>
      <style:text-properties fo:font-size="10pt" fo:font-weight="normal" officeooo:rsid="00433ea1" officeooo:paragraph-rsid="004b20d0" style:font-size-asian="10pt" style:font-weight-asian="normal" style:font-size-complex="10pt" style:font-weight-complex="normal"/>
    </style:style>
    <style:style style:name="P18" style:family="paragraph" style:parent-style-name="Standard">
      <style:paragraph-properties style:writing-mode="lr-tb"/>
      <style:text-properties fo:font-size="10pt" fo:font-weight="normal" officeooo:rsid="0044f9ea" officeooo:paragraph-rsid="0044f9ea" style:font-size-asian="10pt" style:font-weight-asian="normal" style:font-size-complex="10pt" style:font-weight-complex="normal"/>
    </style:style>
    <style:style style:name="P19" style:family="paragraph" style:parent-style-name="Standard">
      <style:paragraph-properties style:writing-mode="lr-tb"/>
      <style:text-properties fo:font-size="10pt" fo:font-weight="normal" officeooo:rsid="0044f9ea" officeooo:paragraph-rsid="004b20d0" style:font-size-asian="10pt" style:font-weight-asian="normal" style:font-size-complex="10pt" style:font-weight-complex="normal"/>
    </style:style>
    <style:style style:name="P20" style:family="paragraph" style:parent-style-name="Standard">
      <style:paragraph-properties style:writing-mode="lr-tb"/>
      <style:text-properties fo:font-size="10pt" fo:font-weight="normal" officeooo:rsid="0044f9ea" officeooo:paragraph-rsid="005b4015" style:font-size-asian="10pt" style:font-weight-asian="normal" style:font-size-complex="10pt" style:font-weight-complex="normal"/>
    </style:style>
    <style:style style:name="P21" style:family="paragraph" style:parent-style-name="Standard">
      <style:paragraph-properties style:writing-mode="lr-tb"/>
      <style:text-properties fo:font-size="10pt" fo:font-weight="normal" officeooo:rsid="00475341" officeooo:paragraph-rsid="00475341" style:font-size-asian="10pt" style:font-weight-asian="normal" style:font-size-complex="10pt" style:font-weight-complex="normal"/>
    </style:style>
    <style:style style:name="P22" style:family="paragraph" style:parent-style-name="Standard">
      <style:text-properties fo:font-size="10pt" fo:font-weight="normal" officeooo:rsid="00040bcd" officeooo:paragraph-rsid="00040bcd" style:font-size-asian="10pt" style:font-weight-asian="normal" style:font-size-complex="10pt" style:font-weight-complex="normal"/>
    </style:style>
    <style:style style:name="P23" style:family="paragraph" style:parent-style-name="Standard">
      <style:text-properties fo:font-size="10pt" fo:font-weight="normal" officeooo:rsid="00054724" officeooo:paragraph-rsid="00054724" style:font-size-asian="10pt" style:font-weight-asian="normal" style:font-size-complex="10pt" style:font-weight-complex="normal"/>
    </style:style>
    <style:style style:name="P24" style:family="paragraph" style:parent-style-name="Standard">
      <style:text-properties fo:font-size="10pt" fo:font-weight="normal" officeooo:rsid="0006c364" officeooo:paragraph-rsid="0006c364" style:font-size-asian="10pt" style:font-weight-asian="normal" style:font-size-complex="10pt" style:font-weight-complex="normal"/>
    </style:style>
    <style:style style:name="P25" style:family="paragraph" style:parent-style-name="Standard">
      <style:text-properties fo:font-size="10pt" fo:font-weight="normal" officeooo:rsid="0006c772" officeooo:paragraph-rsid="0006c772" style:font-size-asian="10pt" style:font-weight-asian="normal" style:font-size-complex="10pt" style:font-weight-complex="normal"/>
    </style:style>
    <style:style style:name="P26" style:family="paragraph" style:parent-style-name="Standard">
      <style:text-properties fo:font-size="10pt" fo:font-weight="normal" officeooo:rsid="00088653" officeooo:paragraph-rsid="00088653" style:font-size-asian="10pt" style:font-weight-asian="normal" style:font-size-complex="10pt" style:font-weight-complex="normal"/>
    </style:style>
    <style:style style:name="P27" style:family="paragraph" style:parent-style-name="Standard">
      <style:text-properties fo:font-size="10pt" fo:font-weight="normal" officeooo:rsid="000966f1" officeooo:paragraph-rsid="000966f1" style:font-size-asian="10pt" style:font-weight-asian="normal" style:font-size-complex="10pt" style:font-weight-complex="normal"/>
    </style:style>
    <style:style style:name="P28" style:family="paragraph" style:parent-style-name="Standard">
      <style:text-properties fo:font-size="10pt" fo:font-weight="normal" officeooo:rsid="000b051d" officeooo:paragraph-rsid="000b051d" style:font-size-asian="10pt" style:font-weight-asian="normal" style:font-size-complex="10pt" style:font-weight-complex="normal"/>
    </style:style>
    <style:style style:name="P29" style:family="paragraph" style:parent-style-name="Standard">
      <style:text-properties fo:font-size="10pt" fo:font-weight="normal" officeooo:rsid="000cdad4" officeooo:paragraph-rsid="000cdad4" style:font-size-asian="10pt" style:font-weight-asian="normal" style:font-size-complex="10pt" style:font-weight-complex="normal"/>
    </style:style>
    <style:style style:name="P30" style:family="paragraph" style:parent-style-name="Standard">
      <style:text-properties fo:font-size="10pt" fo:font-weight="normal" officeooo:rsid="000f0229" officeooo:paragraph-rsid="000f0229" style:font-size-asian="10pt" style:font-weight-asian="normal" style:font-size-complex="10pt" style:font-weight-complex="normal"/>
    </style:style>
    <style:style style:name="P31" style:family="paragraph" style:parent-style-name="Standard">
      <style:text-properties fo:font-size="10pt" fo:font-weight="normal" officeooo:rsid="0010bd7b" officeooo:paragraph-rsid="0010bd7b" style:font-size-asian="10pt" style:font-weight-asian="normal" style:font-size-complex="10pt" style:font-weight-complex="normal"/>
    </style:style>
    <style:style style:name="P32" style:family="paragraph" style:parent-style-name="Standard">
      <style:paragraph-properties style:writing-mode="lr-tb"/>
      <style:text-properties fo:font-size="10pt" fo:font-weight="normal" officeooo:rsid="00123d85" officeooo:paragraph-rsid="00123d85" style:font-size-asian="10pt" style:font-weight-asian="normal" style:font-size-complex="10pt" style:font-weight-complex="normal"/>
    </style:style>
    <style:style style:name="P33" style:family="paragraph" style:parent-style-name="Standard">
      <style:paragraph-properties style:writing-mode="lr-tb"/>
      <style:text-properties fo:font-size="10pt" fo:font-weight="normal" officeooo:rsid="00165b65" officeooo:paragraph-rsid="00165b65" style:font-size-asian="10pt" style:font-weight-asian="normal" style:font-size-complex="10pt" style:font-weight-complex="normal"/>
    </style:style>
    <style:style style:name="P34" style:family="paragraph" style:parent-style-name="Standard">
      <style:paragraph-properties style:writing-mode="lr-tb"/>
      <style:text-properties fo:font-size="10pt" fo:font-weight="normal" officeooo:rsid="0019ae45" officeooo:paragraph-rsid="0019ae45" style:font-size-asian="10pt" style:font-weight-asian="normal" style:font-size-complex="10pt" style:font-weight-complex="normal"/>
    </style:style>
    <style:style style:name="P35" style:family="paragraph" style:parent-style-name="Standard">
      <style:paragraph-properties style:writing-mode="lr-tb"/>
      <style:text-properties fo:font-size="10pt" fo:font-weight="normal" officeooo:rsid="001a95fe" officeooo:paragraph-rsid="001a95fe" style:font-size-asian="10pt" style:font-weight-asian="normal" style:font-size-complex="10pt" style:font-weight-complex="normal"/>
    </style:style>
    <style:style style:name="P36" style:family="paragraph" style:parent-style-name="Standard">
      <style:paragraph-properties style:writing-mode="lr-tb"/>
      <style:text-properties fo:font-size="10pt" fo:font-weight="normal" officeooo:rsid="001bf1e6" officeooo:paragraph-rsid="001bf1e6" style:font-size-asian="10pt" style:font-weight-asian="normal" style:font-size-complex="10pt" style:font-weight-complex="normal"/>
    </style:style>
    <style:style style:name="P37" style:family="paragraph" style:parent-style-name="Standard">
      <style:paragraph-properties style:writing-mode="lr-tb"/>
      <style:text-properties fo:font-size="10pt" fo:font-weight="normal" officeooo:rsid="001d7164" officeooo:paragraph-rsid="001d7164" style:font-size-asian="10pt" style:font-weight-asian="normal" style:font-size-complex="10pt" style:font-weight-complex="normal"/>
    </style:style>
    <style:style style:name="P38" style:family="paragraph" style:parent-style-name="Standard">
      <style:paragraph-properties style:writing-mode="lr-tb"/>
      <style:text-properties fo:font-size="10pt" fo:font-weight="normal" officeooo:rsid="001e7187" officeooo:paragraph-rsid="001e7187" style:font-size-asian="10pt" style:font-weight-asian="normal" style:font-size-complex="10pt" style:font-weight-complex="normal"/>
    </style:style>
    <style:style style:name="P39" style:family="paragraph" style:parent-style-name="Standard">
      <style:paragraph-properties style:writing-mode="lr-tb"/>
      <style:text-properties fo:font-size="10pt" fo:font-weight="normal" officeooo:rsid="0021bb86" officeooo:paragraph-rsid="0021bb86" style:font-size-asian="10pt" style:font-weight-asian="normal" style:font-size-complex="10pt" style:font-weight-complex="normal"/>
    </style:style>
    <style:style style:name="P40" style:family="paragraph" style:parent-style-name="Standard">
      <style:paragraph-properties style:writing-mode="lr-tb"/>
      <style:text-properties fo:font-size="10pt" fo:font-weight="normal" officeooo:rsid="0022ca3d" officeooo:paragraph-rsid="0022ca3d" style:font-size-asian="10pt" style:font-weight-asian="normal" style:font-size-complex="10pt" style:font-weight-complex="normal"/>
    </style:style>
    <style:style style:name="P41" style:family="paragraph" style:parent-style-name="Standard">
      <style:paragraph-properties style:writing-mode="lr-tb"/>
      <style:text-properties fo:font-size="10pt" fo:font-weight="normal" officeooo:rsid="0023626a" officeooo:paragraph-rsid="0023626a" style:font-size-asian="10pt" style:font-weight-asian="normal" style:font-size-complex="10pt" style:font-weight-complex="normal"/>
    </style:style>
    <style:style style:name="P42" style:family="paragraph" style:parent-style-name="Standard">
      <style:paragraph-properties style:writing-mode="lr-tb"/>
      <style:text-properties fo:font-size="10pt" fo:font-weight="normal" officeooo:rsid="00261ebf" officeooo:paragraph-rsid="00261ebf" style:font-size-asian="10pt" style:font-weight-asian="normal" style:font-size-complex="10pt" style:font-weight-complex="normal"/>
    </style:style>
    <style:style style:name="P43" style:family="paragraph" style:parent-style-name="Standard">
      <style:paragraph-properties style:writing-mode="lr-tb"/>
      <style:text-properties fo:font-size="10pt" fo:font-weight="normal" officeooo:rsid="004e5ffc" officeooo:paragraph-rsid="004e5ffc" style:font-size-asian="10pt" style:font-weight-asian="normal" style:font-size-complex="10pt" style:font-weight-complex="normal"/>
    </style:style>
    <style:style style:name="P44" style:family="paragraph" style:parent-style-name="Standard">
      <style:paragraph-properties style:writing-mode="lr-tb"/>
      <style:text-properties fo:font-size="10pt" fo:font-weight="normal" officeooo:rsid="004f4f5e" officeooo:paragraph-rsid="004f4f5e" style:font-size-asian="10pt" style:font-weight-asian="normal" style:font-size-complex="10pt" style:font-weight-complex="normal"/>
    </style:style>
    <style:style style:name="P45" style:family="paragraph" style:parent-style-name="Standard">
      <style:paragraph-properties style:writing-mode="lr-tb"/>
      <style:text-properties fo:font-size="10pt" fo:font-weight="normal" officeooo:rsid="004fdc58" officeooo:paragraph-rsid="004fdc58" style:font-size-asian="10pt" style:font-weight-asian="normal" style:font-size-complex="10pt" style:font-weight-complex="normal"/>
    </style:style>
    <style:style style:name="P46" style:family="paragraph" style:parent-style-name="Standard">
      <style:paragraph-properties style:writing-mode="lr-tb"/>
      <style:text-properties fo:font-size="10pt" fo:font-weight="normal" officeooo:rsid="00532fc6" officeooo:paragraph-rsid="00532fc6" style:font-size-asian="10pt" style:font-weight-asian="normal" style:font-size-complex="10pt" style:font-weight-complex="normal"/>
    </style:style>
    <style:style style:name="P47" style:family="paragraph" style:parent-style-name="Standard">
      <style:paragraph-properties style:writing-mode="lr-tb"/>
      <style:text-properties fo:font-size="10pt" fo:font-weight="normal" officeooo:rsid="0058c8ce" officeooo:paragraph-rsid="004b20d0" style:font-size-asian="10pt" style:font-weight-asian="normal" style:font-size-complex="10pt" style:font-weight-complex="normal"/>
    </style:style>
    <style:style style:name="P48" style:family="paragraph" style:parent-style-name="Standard">
      <style:paragraph-properties style:writing-mode="lr-tb"/>
      <style:text-properties fo:font-size="10pt" fo:font-weight="normal" officeooo:rsid="0058c8ce" officeooo:paragraph-rsid="005b4015" style:font-size-asian="10pt" style:font-weight-asian="normal" style:font-size-complex="10pt" style:font-weight-complex="normal"/>
    </style:style>
    <style:style style:name="P49" style:family="paragraph" style:parent-style-name="Standard">
      <style:paragraph-properties style:writing-mode="lr-tb"/>
      <style:text-properties fo:font-size="10pt" fo:font-weight="normal" officeooo:rsid="0059323d" officeooo:paragraph-rsid="005b4015" style:font-size-asian="10pt" style:font-weight-asian="normal" style:font-size-complex="10pt" style:font-weight-complex="normal"/>
    </style:style>
    <style:style style:name="P50" style:family="paragraph" style:parent-style-name="Standard">
      <style:paragraph-properties style:writing-mode="lr-tb"/>
      <style:text-properties fo:font-size="10pt" fo:font-weight="normal" officeooo:rsid="00597864" officeooo:paragraph-rsid="00597864" style:font-size-asian="10pt" style:font-weight-asian="normal" style:font-size-complex="10pt" style:font-weight-complex="normal"/>
    </style:style>
    <style:style style:name="P51" style:family="paragraph" style:parent-style-name="Standard">
      <style:paragraph-properties style:writing-mode="lr-tb"/>
      <style:text-properties fo:font-size="10pt" fo:font-weight="normal" officeooo:rsid="005c8f29" officeooo:paragraph-rsid="005c8f29" style:font-size-asian="10pt" style:font-weight-asian="normal" style:font-size-complex="10pt" style:font-weight-complex="normal"/>
    </style:style>
    <style:style style:name="P52" style:family="paragraph" style:parent-style-name="Standard">
      <style:paragraph-properties style:writing-mode="lr-tb"/>
      <style:text-properties fo:font-size="10pt" fo:font-weight="normal" officeooo:rsid="0060580a" officeooo:paragraph-rsid="0060580a" style:font-size-asian="10pt" style:font-weight-asian="normal" style:font-size-complex="10pt" style:font-weight-complex="normal"/>
    </style:style>
    <style:style style:name="P53" style:family="paragraph" style:parent-style-name="Standard">
      <style:paragraph-properties style:writing-mode="lr-tb"/>
      <style:text-properties fo:font-size="10pt" fo:font-weight="normal" officeooo:rsid="006229ef" officeooo:paragraph-rsid="006229ef" style:font-size-asian="10pt" style:font-weight-asian="normal" style:font-size-complex="10pt" style:font-weight-complex="normal"/>
    </style:style>
    <style:style style:name="P54" style:family="paragraph" style:parent-style-name="Standard">
      <style:paragraph-properties style:writing-mode="lr-tb"/>
      <style:text-properties fo:font-size="10pt" fo:font-weight="normal" officeooo:rsid="00628ff9" officeooo:paragraph-rsid="00628ff9" style:font-size-asian="10pt" style:font-weight-asian="normal" style:font-size-complex="10pt" style:font-weight-complex="normal"/>
    </style:style>
    <style:style style:name="P55" style:family="paragraph" style:parent-style-name="Standard">
      <style:paragraph-properties style:writing-mode="lr-tb"/>
      <style:text-properties fo:font-size="10pt" fo:font-weight="normal" officeooo:rsid="00642017" officeooo:paragraph-rsid="00642017" style:font-size-asian="10pt" style:font-weight-asian="normal" style:font-size-complex="10pt" style:font-weight-complex="normal"/>
    </style:style>
    <style:style style:name="P56" style:family="paragraph" style:parent-style-name="Standard">
      <style:paragraph-properties style:writing-mode="lr-tb"/>
      <style:text-properties fo:font-size="10pt" fo:font-weight="normal" officeooo:rsid="0065a12d" officeooo:paragraph-rsid="0065a12d" style:font-size-asian="10pt" style:font-weight-asian="normal" style:font-size-complex="10pt" style:font-weight-complex="normal"/>
    </style:style>
    <style:style style:name="P57" style:family="paragraph" style:parent-style-name="Standard">
      <style:paragraph-properties style:writing-mode="lr-tb"/>
      <style:text-properties fo:font-size="10pt" fo:font-weight="normal" officeooo:rsid="0065ff66" officeooo:paragraph-rsid="0065ff66" style:font-size-asian="10pt" style:font-weight-asian="normal" style:font-size-complex="10pt" style:font-weight-complex="normal"/>
    </style:style>
    <style:style style:name="P58" style:family="paragraph" style:parent-style-name="Standard">
      <style:paragraph-properties style:writing-mode="lr-tb"/>
      <style:text-properties fo:font-size="10pt" fo:font-weight="normal" officeooo:rsid="0065ff66" officeooo:paragraph-rsid="0067f407" style:font-size-asian="10pt" style:font-weight-asian="normal" style:font-size-complex="10pt" style:font-weight-complex="normal"/>
    </style:style>
    <style:style style:name="P59" style:family="paragraph" style:parent-style-name="Standard">
      <style:paragraph-properties style:writing-mode="lr-tb"/>
      <style:text-properties fo:font-size="10pt" fo:font-weight="normal" officeooo:rsid="0065ff66" officeooo:paragraph-rsid="00684253" style:font-size-asian="10pt" style:font-weight-asian="normal" style:font-size-complex="10pt" style:font-weight-complex="normal"/>
    </style:style>
    <style:style style:name="P60" style:family="paragraph" style:parent-style-name="Standard">
      <style:paragraph-properties style:writing-mode="lr-tb"/>
      <style:text-properties fo:font-size="10pt" fo:font-weight="normal" officeooo:rsid="00664d0e" officeooo:paragraph-rsid="00664d0e" style:font-size-asian="10pt" style:font-weight-asian="normal" style:font-size-complex="10pt" style:font-weight-complex="normal"/>
    </style:style>
    <style:style style:name="P61" style:family="paragraph" style:parent-style-name="Standard">
      <style:paragraph-properties style:writing-mode="lr-tb"/>
      <style:text-properties fo:font-size="10pt" fo:font-weight="normal" officeooo:rsid="0067f407" officeooo:paragraph-rsid="0067f407" style:font-size-asian="10pt" style:font-weight-asian="normal" style:font-size-complex="10pt" style:font-weight-complex="normal"/>
    </style:style>
    <style:style style:name="P62" style:family="paragraph" style:parent-style-name="Standard">
      <style:paragraph-properties style:writing-mode="lr-tb"/>
      <style:text-properties fo:font-size="10pt" fo:font-weight="normal" officeooo:rsid="00684253" officeooo:paragraph-rsid="00684253" style:font-size-asian="10pt" style:font-weight-asian="normal" style:font-size-complex="10pt" style:font-weight-complex="normal"/>
    </style:style>
    <style:style style:name="P63" style:family="paragraph" style:parent-style-name="Standard">
      <style:paragraph-properties style:writing-mode="lr-tb"/>
      <style:text-properties fo:font-size="10pt" fo:font-weight="normal" officeooo:rsid="0069eed6" officeooo:paragraph-rsid="0069eed6" style:font-size-asian="10pt" style:font-weight-asian="normal" style:font-size-complex="10pt" style:font-weight-complex="normal"/>
    </style:style>
    <style:style style:name="P64" style:family="paragraph" style:parent-style-name="Standard">
      <style:paragraph-properties style:writing-mode="lr-tb"/>
      <style:text-properties fo:font-size="10pt" fo:font-weight="normal" officeooo:rsid="0069fa76" officeooo:paragraph-rsid="0069fa76" style:font-size-asian="10pt" style:font-weight-asian="normal" style:font-size-complex="10pt" style:font-weight-complex="normal"/>
    </style:style>
    <style:style style:name="P65" style:family="paragraph" style:parent-style-name="Standard">
      <style:paragraph-properties style:writing-mode="lr-tb"/>
      <style:text-properties fo:font-size="10pt" fo:font-weight="normal" officeooo:rsid="006aa20d" officeooo:paragraph-rsid="006aa20d" style:font-size-asian="10pt" style:font-weight-asian="normal" style:font-size-complex="10pt" style:font-weight-complex="normal"/>
    </style:style>
    <style:style style:name="P66" style:family="paragraph" style:parent-style-name="Standard">
      <style:paragraph-properties style:writing-mode="lr-tb"/>
      <style:text-properties fo:font-size="10pt" fo:font-weight="normal" officeooo:rsid="006b7446" officeooo:paragraph-rsid="006b7446" style:font-size-asian="10pt" style:font-weight-asian="normal" style:font-size-complex="10pt" style:font-weight-complex="normal"/>
    </style:style>
    <style:style style:name="P67" style:family="paragraph" style:parent-style-name="Standard">
      <style:paragraph-properties style:writing-mode="lr-tb"/>
      <style:text-properties fo:font-size="10pt" fo:font-weight="normal" officeooo:rsid="006cdf9a" officeooo:paragraph-rsid="006cdf9a" style:font-size-asian="10pt" style:font-weight-asian="normal" style:font-size-complex="10pt" style:font-weight-complex="normal"/>
    </style:style>
    <style:style style:name="P68" style:family="paragraph" style:parent-style-name="Standard">
      <style:paragraph-properties style:writing-mode="lr-tb"/>
      <style:text-properties fo:font-size="10pt" fo:font-weight="normal" officeooo:rsid="006f9faf" officeooo:paragraph-rsid="006f9faf" style:font-size-asian="10pt" style:font-weight-asian="normal" style:font-size-complex="10pt" style:font-weight-complex="normal"/>
    </style:style>
    <style:style style:name="P69" style:family="paragraph" style:parent-style-name="Standard">
      <style:paragraph-properties style:writing-mode="lr-tb"/>
      <style:text-properties fo:font-size="10pt" fo:font-weight="normal" officeooo:rsid="0070d47a" officeooo:paragraph-rsid="0070d47a" style:font-size-asian="10pt" style:font-weight-asian="normal" style:font-size-complex="10pt" style:font-weight-complex="normal"/>
    </style:style>
    <style:style style:name="P70" style:family="paragraph" style:parent-style-name="Standard">
      <style:paragraph-properties style:writing-mode="lr-tb"/>
      <style:text-properties fo:font-size="10pt" fo:font-weight="normal" officeooo:rsid="0074a2f2" officeooo:paragraph-rsid="0074a2f2" style:font-size-asian="10pt" style:font-weight-asian="normal" style:font-size-complex="10pt" style:font-weight-complex="normal"/>
    </style:style>
    <style:style style:name="P71" style:family="paragraph" style:parent-style-name="Standard">
      <style:paragraph-properties style:writing-mode="lr-tb"/>
      <style:text-properties fo:font-size="10pt" fo:font-weight="normal" officeooo:rsid="00788f4a" officeooo:paragraph-rsid="00788f4a" style:font-size-asian="10pt" style:font-weight-asian="normal" style:font-size-complex="10pt" style:font-weight-complex="normal"/>
    </style:style>
    <style:style style:name="P72" style:family="paragraph" style:parent-style-name="Standard">
      <style:paragraph-properties style:writing-mode="lr-tb"/>
      <style:text-properties fo:font-size="10pt" fo:font-weight="normal" officeooo:rsid="007b3a15" officeooo:paragraph-rsid="007b3a15" style:font-size-asian="10pt" style:font-weight-asian="normal" style:font-size-complex="10pt" style:font-weight-complex="normal"/>
    </style:style>
    <style:style style:name="P73" style:family="paragraph" style:parent-style-name="Standard">
      <style:paragraph-properties style:writing-mode="lr-tb"/>
      <style:text-properties fo:font-size="10pt" fo:font-weight="normal" officeooo:rsid="007c6f79" officeooo:paragraph-rsid="007c6f79" style:font-size-asian="10pt" style:font-weight-asian="normal" style:font-size-complex="10pt" style:font-weight-complex="normal"/>
    </style:style>
    <style:style style:name="P74" style:family="paragraph" style:parent-style-name="Standard">
      <style:paragraph-properties style:writing-mode="lr-tb"/>
      <style:text-properties fo:font-size="10pt" fo:font-weight="bold" officeooo:rsid="00475341" officeooo:paragraph-rsid="00475341" style:font-size-asian="10pt" style:font-weight-asian="bold" style:font-size-complex="10pt" style:font-weight-complex="bold"/>
    </style:style>
    <style:style style:name="P75" style:family="paragraph" style:parent-style-name="Standard">
      <style:text-properties fo:font-size="10pt" fo:font-weight="bold" officeooo:rsid="00040bcd" officeooo:paragraph-rsid="00040bcd" style:font-size-asian="10pt" style:font-weight-asian="bold" style:font-size-complex="10pt" style:font-weight-complex="bold"/>
    </style:style>
    <style:style style:name="P76" style:family="paragraph" style:parent-style-name="Standard">
      <style:text-properties fo:font-size="10pt" fo:font-weight="bold" officeooo:rsid="00054724" officeooo:paragraph-rsid="00054724" style:font-size-asian="10pt" style:font-weight-asian="bold" style:font-size-complex="10pt" style:font-weight-complex="bold"/>
    </style:style>
    <style:style style:name="P77" style:family="paragraph" style:parent-style-name="Standard">
      <style:text-properties fo:font-size="10pt" fo:font-weight="bold" officeooo:rsid="0006c364" officeooo:paragraph-rsid="0006c364" style:font-size-asian="10pt" style:font-weight-asian="bold" style:font-size-complex="10pt" style:font-weight-complex="bold"/>
    </style:style>
    <style:style style:name="P78" style:family="paragraph" style:parent-style-name="Standard">
      <style:text-properties fo:font-size="10pt" fo:font-weight="bold" officeooo:rsid="0006c772" officeooo:paragraph-rsid="0006c772" style:font-size-asian="10pt" style:font-weight-asian="bold" style:font-size-complex="10pt" style:font-weight-complex="bold"/>
    </style:style>
    <style:style style:name="P79" style:family="paragraph" style:parent-style-name="Standard">
      <style:text-properties fo:font-size="10pt" fo:font-weight="bold" officeooo:rsid="000b051d" officeooo:paragraph-rsid="000b051d" style:font-size-asian="10pt" style:font-weight-asian="bold" style:font-size-complex="10pt" style:font-weight-complex="bold"/>
    </style:style>
    <style:style style:name="P80" style:family="paragraph" style:parent-style-name="Standard">
      <style:text-properties fo:font-size="10pt" fo:font-weight="bold" officeooo:rsid="000f0229" officeooo:paragraph-rsid="000f0229" style:font-size-asian="10pt" style:font-weight-asian="bold" style:font-size-complex="10pt" style:font-weight-complex="bold"/>
    </style:style>
    <style:style style:name="P81" style:family="paragraph" style:parent-style-name="Standard">
      <style:text-properties fo:font-size="10pt" fo:font-weight="bold" officeooo:rsid="00123d85" officeooo:paragraph-rsid="00123d85" style:font-size-asian="10pt" style:font-weight-asian="bold" style:font-size-complex="10pt" style:font-weight-complex="bold"/>
    </style:style>
    <style:style style:name="P82" style:family="paragraph" style:parent-style-name="Standard">
      <style:paragraph-properties style:writing-mode="lr-tb"/>
      <style:text-properties fo:font-size="10pt" fo:font-weight="bold" officeooo:rsid="00123d85" officeooo:paragraph-rsid="00123d85" style:font-size-asian="10pt" style:font-weight-asian="bold" style:font-size-complex="10pt" style:font-weight-complex="bold"/>
    </style:style>
    <style:style style:name="P83" style:family="paragraph" style:parent-style-name="Standard">
      <style:paragraph-properties style:writing-mode="lr-tb"/>
      <style:text-properties fo:font-size="10pt" fo:font-weight="bold" officeooo:rsid="0019ae45" officeooo:paragraph-rsid="0019ae45" style:font-size-asian="10pt" style:font-weight-asian="bold" style:font-size-complex="10pt" style:font-weight-complex="bold"/>
    </style:style>
    <style:style style:name="P84" style:family="paragraph" style:parent-style-name="Standard">
      <style:paragraph-properties style:writing-mode="lr-tb"/>
      <style:text-properties fo:font-size="10pt" fo:font-weight="bold" officeooo:rsid="001bf1e6" officeooo:paragraph-rsid="001bf1e6" style:font-size-asian="10pt" style:font-weight-asian="bold" style:font-size-complex="10pt" style:font-weight-complex="bold"/>
    </style:style>
    <style:style style:name="P85" style:family="paragraph" style:parent-style-name="Standard">
      <style:paragraph-properties style:writing-mode="lr-tb"/>
      <style:text-properties fo:font-size="10pt" fo:font-weight="bold" officeooo:rsid="0021bb86" officeooo:paragraph-rsid="0021bb86" style:font-size-asian="10pt" style:font-weight-asian="bold" style:font-size-complex="10pt" style:font-weight-complex="bold"/>
    </style:style>
    <style:style style:name="P86" style:family="paragraph" style:parent-style-name="Standard">
      <style:paragraph-properties style:writing-mode="lr-tb"/>
      <style:text-properties fo:font-size="10pt" fo:font-weight="bold" officeooo:rsid="00261ebf" officeooo:paragraph-rsid="00261ebf" style:font-size-asian="10pt" style:font-weight-asian="bold" style:font-size-complex="10pt" style:font-weight-complex="bold"/>
    </style:style>
    <style:style style:name="P87" style:family="paragraph" style:parent-style-name="Standard">
      <style:paragraph-properties style:writing-mode="lr-tb"/>
      <style:text-properties fo:font-size="10pt" fo:font-weight="bold" officeooo:rsid="00396575" officeooo:paragraph-rsid="00396575" style:font-size-asian="10pt" style:font-weight-asian="bold" style:font-size-complex="10pt" style:font-weight-complex="bold"/>
    </style:style>
    <style:style style:name="P88" style:family="paragraph" style:parent-style-name="Standard">
      <style:paragraph-properties style:writing-mode="lr-tb"/>
      <style:text-properties fo:font-size="10pt" fo:font-weight="bold" officeooo:rsid="0069eed6" officeooo:paragraph-rsid="0069eed6" style:font-size-asian="10pt" style:font-weight-asian="bold" style:font-size-complex="10pt" style:font-weight-complex="bold"/>
    </style:style>
    <style:style style:name="P89" style:family="paragraph" style:parent-style-name="Standard">
      <style:paragraph-properties style:writing-mode="lr-tb"/>
      <style:text-properties fo:font-size="10pt" fo:font-weight="bold" officeooo:rsid="00788f4a" officeooo:paragraph-rsid="00788f4a" style:font-size-asian="10pt" style:font-weight-asian="bold" style:font-size-complex="10pt" style:font-weight-complex="bold"/>
    </style:style>
    <style:style style:name="P90" style:family="paragraph" style:parent-style-name="Standard" style:list-style-name="L1">
      <style:text-properties fo:font-size="10pt" fo:font-weight="bold" officeooo:rsid="0006c772" officeooo:paragraph-rsid="0006c772" style:font-size-asian="10pt" style:font-weight-asian="bold" style:font-size-complex="10pt" style:font-weight-complex="bold"/>
    </style:style>
    <style:style style:name="P91" style:family="paragraph" style:parent-style-name="Standard" style:list-style-name="L2">
      <style:text-properties fo:font-size="10pt" fo:font-weight="bold" officeooo:rsid="000f0229" officeooo:paragraph-rsid="000f0229" style:font-size-asian="10pt" style:font-weight-asian="bold" style:font-size-complex="10pt" style:font-weight-complex="bold"/>
    </style:style>
    <style:style style:name="P92" style:family="paragraph" style:parent-style-name="Standard" style:list-style-name="L5">
      <style:paragraph-properties style:writing-mode="lr-tb"/>
      <style:text-properties fo:font-size="10pt" fo:font-weight="bold" officeooo:rsid="0019ae45" officeooo:paragraph-rsid="0019ae45" style:font-size-asian="10pt" style:font-weight-asian="bold" style:font-size-complex="10pt" style:font-weight-complex="bold"/>
    </style:style>
    <style:style style:name="P93" style:family="paragraph" style:parent-style-name="Standard">
      <style:paragraph-properties style:writing-mode="lr-tb"/>
      <style:text-properties fo:font-size="10pt" fo:font-weight="bold" officeooo:rsid="0085c30d" officeooo:paragraph-rsid="0085c30d" style:font-size-asian="10pt" style:font-weight-asian="bold" style:font-size-complex="10pt" style:font-weight-complex="bold"/>
    </style:style>
    <style:style style:name="P94" style:family="paragraph" style:parent-style-name="Standard">
      <style:paragraph-properties style:writing-mode="lr-tb"/>
      <style:text-properties fo:font-size="10pt" fo:font-weight="bold" officeooo:rsid="0085c30d" officeooo:paragraph-rsid="008d9ea9" style:font-size-asian="10pt" style:font-weight-asian="bold" style:font-size-complex="10pt" style:font-weight-complex="bold"/>
    </style:style>
    <style:style style:name="P95" style:family="paragraph" style:parent-style-name="Standard">
      <style:paragraph-properties style:writing-mode="lr-tb"/>
      <style:text-properties fo:font-size="10pt" fo:font-weight="bold" officeooo:rsid="0085c30d" officeooo:paragraph-rsid="008e931d" style:font-size-asian="10pt" style:font-weight-asian="bold" style:font-size-complex="10pt" style:font-weight-complex="bold"/>
    </style:style>
    <style:style style:name="P96" style:family="paragraph" style:parent-style-name="Standard">
      <style:paragraph-properties style:writing-mode="lr-tb"/>
      <style:text-properties fo:font-size="10pt" fo:font-weight="bold" officeooo:rsid="008ff941" officeooo:paragraph-rsid="008ff941" style:font-size-asian="10pt" style:font-weight-asian="bold" style:font-size-complex="10pt" style:font-weight-complex="bold"/>
    </style:style>
    <style:style style:name="P97" style:family="paragraph" style:parent-style-name="Standard" style:list-style-name="L3">
      <style:text-properties fo:font-size="10pt" fo:font-weight="normal" officeooo:rsid="000f0229" officeooo:paragraph-rsid="000f0229" style:font-size-asian="10pt" style:font-weight-asian="normal" style:font-size-complex="10pt" style:font-weight-complex="normal"/>
    </style:style>
    <style:style style:name="P98" style:family="paragraph" style:parent-style-name="Standard" style:list-style-name="L4">
      <style:paragraph-properties style:writing-mode="lr-tb"/>
      <style:text-properties fo:font-size="10pt" fo:font-weight="normal" officeooo:rsid="00126393" officeooo:paragraph-rsid="00126393" style:font-size-asian="10pt" style:font-weight-asian="normal" style:font-size-complex="10pt" style:font-weight-complex="normal"/>
    </style:style>
    <style:style style:name="P99" style:family="paragraph" style:parent-style-name="Standard" style:list-style-name="L4">
      <style:paragraph-properties style:writing-mode="lr-tb"/>
      <style:text-properties fo:font-size="10pt" fo:font-weight="normal" officeooo:rsid="00126393" officeooo:paragraph-rsid="0013faf8" style:font-size-asian="10pt" style:font-weight-asian="normal" style:font-size-complex="10pt" style:font-weight-complex="normal"/>
    </style:style>
    <style:style style:name="P100" style:family="paragraph" style:parent-style-name="Standard" style:list-style-name="L4">
      <style:paragraph-properties style:writing-mode="lr-tb"/>
      <style:text-properties fo:font-size="10pt" fo:font-weight="normal" officeooo:rsid="0013faf8" officeooo:paragraph-rsid="0013faf8" style:font-size-asian="10pt" style:font-weight-asian="normal" style:font-size-complex="10pt" style:font-weight-complex="normal"/>
    </style:style>
    <style:style style:name="P101" style:family="paragraph" style:parent-style-name="Standard" style:list-style-name="L4">
      <style:paragraph-properties style:writing-mode="lr-tb"/>
      <style:text-properties fo:font-size="10pt" fo:font-weight="normal" officeooo:rsid="0015e90f" officeooo:paragraph-rsid="0015e90f" style:font-size-asian="10pt" style:font-weight-asian="normal" style:font-size-complex="10pt" style:font-weight-complex="normal"/>
    </style:style>
    <style:style style:name="P102" style:family="paragraph" style:parent-style-name="Standard" style:list-style-name="L4">
      <style:paragraph-properties style:writing-mode="lr-tb"/>
      <style:text-properties fo:font-size="10pt" fo:font-weight="normal" officeooo:rsid="00165b65" officeooo:paragraph-rsid="00165b65" style:font-size-asian="10pt" style:font-weight-asian="normal" style:font-size-complex="10pt" style:font-weight-complex="normal"/>
    </style:style>
    <style:style style:name="P103" style:family="paragraph" style:parent-style-name="Standard">
      <style:paragraph-properties style:writing-mode="lr-tb"/>
      <style:text-properties fo:font-size="10pt" fo:font-weight="normal" officeooo:rsid="007eeb5a" officeooo:paragraph-rsid="007eeb5a" style:font-size-asian="10pt" style:font-weight-asian="normal" style:font-size-complex="10pt" style:font-weight-complex="normal"/>
    </style:style>
    <style:style style:name="P104" style:family="paragraph" style:parent-style-name="Standard">
      <style:paragraph-properties style:writing-mode="lr-tb"/>
      <style:text-properties fo:font-size="10pt" fo:font-weight="normal" officeooo:rsid="007f89f5" officeooo:paragraph-rsid="007f89f5" style:font-size-asian="10pt" style:font-weight-asian="normal" style:font-size-complex="10pt" style:font-weight-complex="normal"/>
    </style:style>
    <style:style style:name="P105" style:family="paragraph" style:parent-style-name="Standard">
      <style:paragraph-properties style:writing-mode="lr-tb"/>
      <style:text-properties fo:font-size="10pt" fo:font-weight="normal" officeooo:rsid="0080b317" officeooo:paragraph-rsid="0080b317" style:font-size-asian="10pt" style:font-weight-asian="normal" style:font-size-complex="10pt" style:font-weight-complex="normal"/>
    </style:style>
    <style:style style:name="P106" style:family="paragraph" style:parent-style-name="Standard">
      <style:paragraph-properties style:writing-mode="lr-tb"/>
      <style:text-properties fo:font-size="10pt" fo:font-weight="normal" officeooo:rsid="00811daa" officeooo:paragraph-rsid="00811daa" style:font-size-asian="10pt" style:font-weight-asian="normal" style:font-size-complex="10pt" style:font-weight-complex="normal"/>
    </style:style>
    <style:style style:name="P107" style:family="paragraph" style:parent-style-name="Standard">
      <style:paragraph-properties style:writing-mode="lr-tb"/>
      <style:text-properties fo:font-size="10pt" fo:font-weight="normal" officeooo:rsid="00830083" officeooo:paragraph-rsid="00830083" style:font-size-asian="10pt" style:font-weight-asian="normal" style:font-size-complex="10pt" style:font-weight-complex="normal"/>
    </style:style>
    <style:style style:name="P108" style:family="paragraph" style:parent-style-name="Standard">
      <style:paragraph-properties style:writing-mode="lr-tb"/>
      <style:text-properties fo:font-size="10pt" fo:font-weight="normal" officeooo:rsid="00832778" officeooo:paragraph-rsid="00832778" style:font-size-asian="10pt" style:font-weight-asian="normal" style:font-size-complex="10pt" style:font-weight-complex="normal"/>
    </style:style>
    <style:style style:name="P109" style:family="paragraph" style:parent-style-name="Standard">
      <style:paragraph-properties style:writing-mode="lr-tb"/>
      <style:text-properties fo:font-size="10pt" fo:font-weight="normal" officeooo:rsid="00832778" officeooo:paragraph-rsid="0085c30d" style:font-size-asian="10pt" style:font-weight-asian="normal" style:font-size-complex="10pt" style:font-weight-complex="normal"/>
    </style:style>
    <style:style style:name="P110" style:family="paragraph" style:parent-style-name="Standard">
      <style:paragraph-properties style:writing-mode="lr-tb"/>
      <style:text-properties fo:font-size="10pt" fo:font-weight="normal" officeooo:rsid="00832778" officeooo:paragraph-rsid="0087a5b5" style:font-size-asian="10pt" style:font-weight-asian="normal" style:font-size-complex="10pt" style:font-weight-complex="normal"/>
    </style:style>
    <style:style style:name="P111" style:family="paragraph" style:parent-style-name="Standard">
      <style:paragraph-properties style:writing-mode="lr-tb"/>
      <style:text-properties fo:font-size="10pt" fo:font-weight="normal" officeooo:rsid="0085c30d" officeooo:paragraph-rsid="0085c30d" style:font-size-asian="10pt" style:font-weight-asian="normal" style:font-size-complex="10pt" style:font-weight-complex="normal"/>
    </style:style>
    <style:style style:name="P112" style:family="paragraph" style:parent-style-name="Standard">
      <style:paragraph-properties style:writing-mode="lr-tb"/>
      <style:text-properties fo:font-size="10pt" fo:font-weight="normal" officeooo:rsid="008e931d" officeooo:paragraph-rsid="008e931d" style:font-size-asian="10pt" style:font-weight-asian="normal" style:font-size-complex="10pt" style:font-weight-complex="normal"/>
    </style:style>
    <style:style style:name="P113" style:family="paragraph" style:parent-style-name="Standard">
      <style:paragraph-properties style:writing-mode="lr-tb"/>
      <style:text-properties fo:font-size="10pt" fo:font-weight="normal" officeooo:rsid="008f803e" officeooo:paragraph-rsid="008f803e" style:font-size-asian="10pt" style:font-weight-asian="normal" style:font-size-complex="10pt" style:font-weight-complex="normal"/>
    </style:style>
    <style:style style:name="P114" style:family="paragraph" style:parent-style-name="Standard">
      <style:paragraph-properties style:writing-mode="lr-tb"/>
      <style:text-properties fo:font-size="10pt" fo:font-weight="normal" officeooo:rsid="008ff941" officeooo:paragraph-rsid="008ff941" style:font-size-asian="10pt" style:font-weight-asian="normal" style:font-size-complex="10pt" style:font-weight-complex="normal"/>
    </style:style>
    <style:style style:name="P115" style:family="paragraph" style:parent-style-name="Standard">
      <style:paragraph-properties style:writing-mode="lr-tb"/>
      <style:text-properties fo:font-size="10pt" fo:font-weight="normal" officeooo:rsid="0090becb" officeooo:paragraph-rsid="0090becb" style:font-size-asian="10pt" style:font-weight-asian="normal" style:font-size-complex="10pt" style:font-weight-complex="normal"/>
    </style:style>
    <style:style style:name="T1" style:family="text">
      <style:text-properties officeooo:rsid="00120a64"/>
    </style:style>
    <style:style style:name="T2" style:family="text">
      <style:text-properties officeooo:rsid="0013ceb1"/>
    </style:style>
    <style:style style:name="T3" style:family="text">
      <style:text-properties style:text-underline-style="solid" style:text-underline-width="auto" style:text-underline-color="font-color" fo:font-weight="bold" officeooo:rsid="0013faf8" style:font-weight-asian="bold" style:font-weight-complex="bold"/>
    </style:style>
    <style:style style:name="T4" style:family="text">
      <style:text-properties officeooo:rsid="0017e3b4"/>
    </style:style>
    <style:style style:name="T5" style:family="text">
      <style:text-properties officeooo:rsid="001e7b38"/>
    </style:style>
    <style:style style:name="T6" style:family="text">
      <style:text-properties officeooo:rsid="0027b2c4"/>
    </style:style>
    <style:style style:name="T7" style:family="text">
      <style:text-properties officeooo:rsid="002f9ccf"/>
    </style:style>
    <style:style style:name="T8" style:family="text">
      <style:text-properties officeooo:rsid="00314efa"/>
    </style:style>
    <style:style style:name="T9" style:family="text">
      <style:text-properties officeooo:rsid="00319585"/>
    </style:style>
    <style:style style:name="T10" style:family="text">
      <style:text-properties officeooo:rsid="0041080e"/>
    </style:style>
    <style:style style:name="T11" style:family="text">
      <style:text-properties officeooo:rsid="0041faba"/>
    </style:style>
    <style:style style:name="T12" style:family="text">
      <style:text-properties officeooo:rsid="0045299e"/>
    </style:style>
    <style:style style:name="T13" style:family="text">
      <style:text-properties officeooo:rsid="00543170"/>
    </style:style>
    <style:style style:name="T14" style:family="text">
      <style:text-properties fo:font-weight="bold" officeooo:rsid="0055c3ac" style:font-weight-asian="bold" style:font-weight-complex="bold"/>
    </style:style>
    <style:style style:name="T15" style:family="text">
      <style:text-properties officeooo:rsid="00597864"/>
    </style:style>
    <style:style style:name="T16" style:family="text">
      <style:text-properties officeooo:rsid="005e697f"/>
    </style:style>
    <style:style style:name="T17" style:family="text">
      <style:text-properties officeooo:rsid="0061bc5b"/>
    </style:style>
    <style:style style:name="T18" style:family="text">
      <style:text-properties officeooo:rsid="00628ff9"/>
    </style:style>
    <style:style style:name="T19" style:family="text">
      <style:text-properties officeooo:rsid="00664d0e"/>
    </style:style>
    <style:style style:name="T20" style:family="text">
      <style:text-properties officeooo:rsid="0067b520"/>
    </style:style>
    <style:style style:name="T21" style:family="text">
      <style:text-properties officeooo:rsid="0067f407"/>
    </style:style>
    <style:style style:name="T22" style:family="text">
      <style:text-properties fo:font-size="10pt" fo:font-weight="normal" officeooo:rsid="0065ff66" style:font-size-asian="10pt" style:font-weight-asian="normal" style:font-size-complex="10pt" style:font-weight-complex="normal"/>
    </style:style>
    <style:style style:name="T23" style:family="text">
      <style:text-properties fo:font-size="10pt" fo:font-weight="normal" officeooo:rsid="00832778" style:font-size-asian="10pt" style:font-weight-asian="normal" style:font-size-complex="10pt" style:font-weight-complex="normal"/>
    </style:style>
    <style:style style:name="T24" style:family="text">
      <style:text-properties officeooo:rsid="006e98cc"/>
    </style:style>
    <style:style style:name="T25" style:family="text">
      <style:text-properties officeooo:rsid="0071bb14"/>
    </style:style>
    <style:style style:name="T26" style:family="text">
      <style:text-properties officeooo:rsid="0074a2f2"/>
    </style:style>
    <style:style style:name="T27" style:family="text">
      <style:text-properties officeooo:rsid="00766465"/>
    </style:style>
    <style:style style:name="T28" style:family="text">
      <style:text-properties officeooo:rsid="0076f4be"/>
    </style:style>
    <style:style style:name="T29" style:family="text">
      <style:text-properties officeooo:rsid="0078b3ef"/>
    </style:style>
    <style:style style:name="T30" style:family="text">
      <style:text-properties officeooo:rsid="007bddf1"/>
    </style:style>
    <style:style style:name="T31" style:family="text">
      <style:text-properties officeooo:rsid="007c6f79"/>
    </style:style>
    <style:style style:name="T32" style:family="text">
      <style:text-properties officeooo:rsid="0080b317"/>
    </style:style>
    <style:style style:name="T33" style:family="text">
      <style:text-properties officeooo:rsid="0085c30d"/>
    </style:style>
    <style:style style:name="T34" style:family="text">
      <style:text-properties officeooo:rsid="008a2d35"/>
    </style:style>
    <style:style style:name="T35" style:family="text">
      <style:text-properties officeooo:rsid="008d9ea9"/>
    </style:style>
    <style:style style:name="T36" style:family="text">
      <style:text-properties officeooo:rsid="008f803e"/>
    </style:style>
    <style:style style:name="T37" style:family="text">
      <style:text-properties officeooo:rsid="0090becb"/>
    </style:style>
    <style:style style:name="T38" style:family="text">
      <style:text-properties officeooo:rsid="0092b5ae"/>
    </style:style>
    <style:style style:name="T39" style:family="text">
      <style:text-properties officeooo:rsid="0093b23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Exercise 3.1 Define the following terms : relation schema, relational database schema,domain, relation instance,relation cardinality, relation degree.</text:p>
      <text:p text:style-name="P75"/>
      <text:p text:style-name="P22">Relation schema is the definition of the relation that specifies its name, names of the attributes and their domains, and any additional constraints.</text:p>
      <text:p text:style-name="P22"/>
      <text:p text:style-name="P22">Relational database schema is a collection of relation schemas.</text:p>
      <text:p text:style-name="P22"/>
      <text:p text:style-name="P22">Domain specifies the range of allowed values.</text:p>
      <text:p text:style-name="P22"/>
      <text:p text:style-name="P22">Relation instance is a snapshot of a data contained in a relation that satisfy all the constraints of the relation.</text:p>
      <text:p text:style-name="P22"/>
      <text:p text:style-name="P22">Relation cardinality specifies the number of rows of a relation and degree – the number of columns of a relation.</text:p>
      <text:p text:style-name="P22"/>
      <text:p text:style-name="P76">Exercise 3.2 How many distinct tuples are in a relation instance with cardinality 22.</text:p>
      <text:p text:style-name="P76"/>
      <text:p text:style-name="P23">Because cardinality is the number of rows of a relation, the answer is 22 if the tuples also contain the primary key of the relation.</text:p>
      <text:p text:style-name="P23"/>
      <text:p text:style-name="P77">Exercise 3.3 Does the relational model, as seen by an SQL query writer, provide physical and logical data independence? Explain.</text:p>
      <text:p text:style-name="P24"/>
      <text:p text:style-name="P24">Relational data model provides views which provide physical data independence and relations which provide physical data independence.</text:p>
      <text:p text:style-name="P24"/>
      <text:p text:style-name="P78">Exercise 3.4 What is a difference between a candidate key and the primary key for the given relation? What is a superkey?</text:p>
      <text:p text:style-name="P25"/>
      <text:p text:style-name="P25">Candidate key is one of the keys that can be used to uniquely identify rows in a relation, and the primary key is the key that is chosen to uniquely identify rows in a relation.</text:p>
      <text:p text:style-name="P25">A superkey is a set of all attributes of a relation.</text:p>
      <text:p text:style-name="P25"/>
      <text:p text:style-name="P78">Exercise 3.5 Consider the instance of the Students relation show in figure 3.1.</text:p>
      <text:p text:style-name="P78"/>
      <text:list text:style-name="L1">
        <text:list-item>
          <text:p text:style-name="P90">Give an example of an attribute(or set of attributes) that you can deduce is not a candidate key, based on this instance being legal.</text:p>
        </text:list-item>
        <text:list-item>
          <text:p text:style-name="P90">Is there any attribute(or set of attributes) that you can deduce is a candidate key, based on this instance being legal.</text:p>
        </text:list-item>
      </text:list>
      <text:p text:style-name="P25"/>
      <text:p text:style-name="P26">Name and age are not candidate keys because in the instance there are 2 students with name Smith and 2 people with age 18 and 19.</text:p>
      <text:p text:style-name="P26"/>
      <text:p text:style-name="P27">Sid,logins and gpa could be considered candidate keys because the instance has unique values for every row for these columns.</text:p>
      <text:p text:style-name="P27"/>
      <text:p text:style-name="P79">Exercise 3.6 What is a foreign key constraint? Why are such constraints important? What is referential integrity?</text:p>
      <text:p text:style-name="P28">Foreign key constraint is a constraint specified in a relation that indicates that a column(or set of columns) is used to refer to a row in another(or same) relation.</text:p>
      <text:p text:style-name="P29">They are important because they allow us to map relationship sets and they are enforced by the DBMS.</text:p>
      <text:p text:style-name="P29">Referential integrity is enforced by the DBMS to ensure that all foreign keys refer to actual rows and that there can be no foreign key that refers to non-existing row.</text:p>
      <text:p text:style-name="P29"/>
      <text:p text:style-name="P80">Exercise 3.7 Consider the relations Students,Faculty,Courses, Rooms, Enrolled,Teaches and Meets_In defined in section 1.5.1</text:p>
      <text:list text:style-name="L2">
        <text:list-item>
          <text:p text:style-name="P91">List all foreign key constraints among these relations</text:p>
        </text:list-item>
        <text:list-item>
          <text:p text:style-name="P91">Give an example of a (plausible) constraint involving one or more of these relations that is not primary key or foreign key constraint.</text:p>
        </text:list-item>
      </text:list>
      <text:p text:style-name="P30"/>
      <text:p text:style-name="P30"><text:soft-page-break/>Foreign key constraints:</text:p>
      <text:list text:style-name="L3">
        <text:list-item>
          <text:p text:style-name="P97">Enrolled sid is a foreign key referring Students relation.</text:p>
        </text:list-item>
        <text:list-item>
          <text:p text:style-name="P97">Enrolled cid is a foreign key referring Courses relation.</text:p>
        </text:list-item>
        <text:list-item>
          <text:p text:style-name="P97">Teaches fid is a foreign key referring Faculty.</text:p>
        </text:list-item>
        <text:list-item>
          <text:p text:style-name="P97">Teaches cid is a foreign key referring Courses.</text:p>
        </text:list-item>
        <text:list-item>
          <text:p text:style-name="P97">Meets_In cid is a foreign key referring Courses.</text:p>
        </text:list-item>
        <text:list-item>
          <text:p text:style-name="P97">Meets_In rno is a foreign key referring Rooms.</text:p>
        </text:list-item>
      </text:list>
      <text:p text:style-name="P30"/>
      <text:p text:style-name="P31">An example of constraint could be that rows in Meet_In should have non-overlapping times <text:span text:style-name="T1">for the same room.</text:span></text:p>
      <text:p text:style-name="P31"/>
      <text:p text:style-name="P81">Exercise 3.8 Answer each of the following question briefly. The questions are based on the following relational schema:</text:p>
      <text:p text:style-name="P81"/>
      <text:p text:style-name="P81">Emp(eid: integer, ename: string, age:integer, salary:real)</text:p>
      <text:p text:style-name="P82">Works(eid: integer, did:integer, pct_time: integer)</text:p>
      <text:p text:style-name="P82">Dept(did: integer, dname: string, budget:real, managerid:integer)</text:p>
      <text:p text:style-name="P32"/>
      <text:list text:style-name="L4">
        <text:list-item>
          <text:p text:style-name="P98">Works has did field that is a foreign key referring to Dept. On deletion of the Dept row we can one of the two actions – either reject the action if Works has a reference to the deleting row or cascade the delete operation by deleting all Works rows that are referring the deleting row.</text:p>
        </text:list-item>
        <text:list-item>
          <text:p text:style-name="P98"><text:span text:style-name="T2"><text:line-break/>CREATE TABLE Emp(eid INTEGER PRIMARY KEY, ename VARCHAR(255), age INTEGER, salary REAL).<text:line-break/><text:line-break/>CREATE TABLE Dept(did INTEGER PRIMARY KEY, dname VARCHAR(255), budget REAL, managerid INTEGER, CONSTRAINT FK_DEPT_EMPT FOREIGN KEY(managerid) REFERENCES Emp(eid)).<text:line-break/></text:span><text:line-break/><text:span text:style-name="T2">CREATE TABLE Works(eid INTEGER, did INTEGER, pct_time INTEGER, PRIMARY KEY(eid,did), CONSTRAINT FK_WORKS_EMP FOREIGN KEY(eid) REFERENCES Emp(eid), CONSTRAINT FK_WORKS_DEPT FOREIGN KEY(did) REFERENCES Dept(did))</text:span></text:p>
        </text:list-item>
        <text:list-item>
          <text:p text:style-name="P99"><text:span text:style-name="T2">CREATE TABLE Dept(did INTEGER PRIMARY KEY, dname VARCHAR(255), budget REAL, managerid INTEGER </text:span><text:span text:style-name="T3">NOT NULL</text:span><text:span text:style-name="T2">, CONSTRAINT FK_DEPT_EMPT FOREIGN KEY(managerid) REFERENCES Emp(eid)).</text:span></text:p>
          <text:p text:style-name="P99"><text:line-break/></text:p>
        </text:list-item>
        <text:list-item>
          <text:p text:style-name="P100">INSERT INTO Emp(eid,ename,age,salary) VALUES(101,’John Doe’,32,15.000)</text:p>
          <text:p text:style-name="P100"><text:line-break/></text:p>
        </text:list-item>
        <text:list-item>
          <text:p text:style-name="P101">UPDATE Emp SET salary = salary + salary*0.1<text:line-break/></text:p>
        </text:list-item>
        <text:list-item>
          <text:p text:style-name="P102">DELETE FROM Dept WHERE dname = ‘Toy’<text:line-break/><text:line-break/><text:span text:style-name="T4">Assuming that the foreign keys in Works relation have ON DELETE CASCADE. With this, all Works row that were referring to the Toy department will be deleted.<text:line-break/></text:span></text:p>
        </text:list-item>
      </text:list>
      <text:p text:style-name="P33"/>
      <text:p text:style-name="P83">Exercise 3.9 Consider SQL query whose answer is shown in Figure 3.6.</text:p>
      <text:list text:style-name="L5">
        <text:list-item>
          <text:p text:style-name="P92">Modify this query so that only the login column is included in the answer.</text:p>
        </text:list-item>
        <text:list-item>
          <text:p text:style-name="P92">If the clause WHERE S.gpa &gt;= 2 is added to the original query, what is the set of tuples in the answer?</text:p>
        </text:list-item>
      </text:list>
      <text:p text:style-name="P34"/>
      <text:p text:style-name="P34"/>
      <text:p text:style-name="P35">1. SELECT login FROM Students S WHERE S.age &lt; 18.</text:p>
      <text:p text:style-name="P35">2. Only one row will be presented – Student with id 53832.</text:p>
      <text:p text:style-name="P35"/>
      <text:p text:style-name="P35"/>
      <text:p text:style-name="P84">Exercise 3.10 Explain why the addition of NOT NULL constraints to the SQL definition of the Manages relation( Section 3.5.3 ) would not enforce the constraint that each department must have a manager. What, if anything, is achieve by requiring that the SSN field of Manages be non-null?</text:p>
      <text:p text:style-name="P36"/>
      <text:p text:style-name="P37"><text:soft-page-break/>The addition will not enforce the constraint that each department must have a manager because the departments are stored in different relation and therefore there can be rows in departments relation that do not have a corresponding manager in Manages relation.</text:p>
      <text:p text:style-name="P37"/>
      <text:p text:style-name="P38">The thing that is achieved with non-null constraint is that if a department has a manager, this can be checked by checking if there is a corresponding row in a the Manages relation because if there is, then it’s 100% non-null <text:span text:style-name="T5">ssn</text:span>.</text:p>
      <text:p text:style-name="P38"/>
      <text:p text:style-name="P85">Exercise 3.11 Suppose that we have ternary relationship R between entity sets A,B and C such that A has a key constraint and total participation constraint and B has a key constraint; these are the only constraints. A has attributes a1 and a2, with a1 being the key;B and C are similar. R has no descriptive attributes. Write SQL statements that create tables corresponding to this information so as to capture as many of the constraints as possible. If you cannot capture some constraints,explain why.</text:p>
      <text:p text:style-name="P39"/>
      <text:p text:style-name="P40">We assume that a1,a2,b1,b2,c1,c2 are all of integer type.</text:p>
      <text:p text:style-name="P40"/>
      <text:p text:style-name="P40">CREATE TABLE B(b1 integer PRIMARY KEY,b2 integer)</text:p>
      <text:p text:style-name="P40"/>
      <text:p text:style-name="P40">CREATE TABLE C(c1 integer PRIMARY KEY,c2 integer)</text:p>
      <text:p text:style-name="P40"/>
      <text:p text:style-name="P41">CREATE TABLE A(a1 integer PRIMARY KEY,a2 integer,b1 integer not null,c1 integer,CONSTRAINT FK_A_B FOREIGN KEY (b1) REFERENCES B(b1), CONSTRAINT FK_A_C FOREIGN KEY(c1) REFERENCES C(c1), UNIQUE(b1))</text:p>
      <text:p text:style-name="P41"/>
      <text:p text:style-name="P86">Exercise 3.1<text:span text:style-name="T6">3</text:span> Consider the scenario from exercise 2.<text:span text:style-name="T6">3.</text:span>, where you design ER diagram for university database. Write sql statements to create the corresponding relations and capture as many of the constraints as possible. If you cannot capture some constraints, explain why.</text:p>
      <text:p text:style-name="P86"/>
      <text:p text:style-name="P1">CREATE TABLE Professors(</text:p>
      <text:p text:style-name="P1"><text:tab/>ssn INTEGER PRIMARY KEY, </text:p>
      <text:p text:style-name="P1"><text:tab/>name VARCHAR(255), </text:p>
      <text:p text:style-name="P1"><text:tab/>age INTEGER, </text:p>
      <text:p text:style-name="P1"><text:tab/>rank INTEGER, </text:p>
      <text:p text:style-name="P1"><text:tab/>specialty VARCHAR(255)</text:p>
      <text:p text:style-name="P1">)</text:p>
      <text:p text:style-name="P5"/>
      <text:p text:style-name="P5"/>
      <text:p text:style-name="P8">CREATE TABLE Departments(</text:p>
      <text:p text:style-name="P8"><text:tab/>did INTEGER PRIMARY KEY,</text:p>
      <text:p text:style-name="P8"><text:tab/>name VARCHAR(255) NOT NULL,</text:p>
      <text:p text:style-name="P8"><text:tab/>office VARCHAR(255) NOT NULL,</text:p>
      <text:p text:style-name="P8"><text:tab/>chairman INTEGER NOT NULL,</text:p>
      <text:p text:style-name="P8"><text:tab/>CONSTRAINT FK_DEPARTMENTS_PROFESSORS FOREIGN KEY(chairman) REFERENCES Professors(ssn)</text:p>
      <text:p text:style-name="P8">)</text:p>
      <text:p text:style-name="P8"/>
      <text:p text:style-name="P2">CREATE TABLE Projects(</text:p>
      <text:p text:style-name="P2"><text:tab/>pnum INTEGER PRIMARY KEY,</text:p>
      <text:p text:style-name="P2"><text:tab/>budget REAL NOT NULL,</text:p>
      <text:p text:style-name="P2"><text:tab/>sponsor VARCHAR(255),</text:p>
      <text:p text:style-name="P2"><text:tab/>start_date DATE NOT NULL,</text:p>
      <text:p text:style-name="P2"><text:tab/>end_date DATE NOT NULL,</text:p>
      <text:p text:style-name="P2"><text:tab/>manager INTEGER NOT NULL,</text:p>
      <text:p text:style-name="P2"><text:tab/>CONSTRAINTS FK_PROJECTS_PROFESSORS FOREIGN KEY(manager) REFERENCES Professors(ssn)</text:p>
      <text:p text:style-name="P2">)</text:p>
      <text:p text:style-name="P2"/>
      <text:p text:style-name="P4">CREATE TABLE Students(</text:p>
      <text:p text:style-name="P4"><text:tab/>ssn INTEGER PRIMARY KEY,</text:p>
      <text:p text:style-name="P4"><text:tab/>name VARCHAR(255)</text:p>
      <text:p text:style-name="P4"><text:tab/>age INTEGER,</text:p>
      <text:p text:style-name="P4"><text:soft-page-break/><text:tab/>degree VARCHAR(255),</text:p>
      <text:p text:style-name="P4"><text:tab/><text:span text:style-name="T9">advisor INTEGER NOT NULL,</text:span></text:p>
      <text:p text:style-name="P4"><text:tab/><text:span text:style-name="T8">major_department INTEGER NOT NULL,</text:span></text:p>
      <text:p text:style-name="P4"><text:tab/><text:span text:style-name="T8">CONSTRAINT FK_STUDENTS_DEPARTMENTS FOREIGN KEY(major_department) REFERENCES Departments(did),</text:span></text:p>
      <text:p text:style-name="P4"><text:tab/><text:span text:style-name="T9">CONSTRAINT FK_STUDENTS_STUDENTS FOREIGN KEY(advisor) REFERENCES Students(ssn)</text:span></text:p>
      <text:p text:style-name="P4">)</text:p>
      <text:p text:style-name="P2"/>
      <text:p text:style-name="P2">CREATE TABLE Co_Investigators( </text:p>
      <text:p text:style-name="P2"><text:tab/>ssn INTEGER,</text:p>
      <text:p text:style-name="P2"><text:tab/>pn INTEGER,</text:p>
      <text:p text:style-name="P2"><text:tab/>PRIMARY KEY(ssn,pn),</text:p>
      <text:p text:style-name="P2"><text:tab/>CONSTRAINT FK_CO_INVESTIGATORS_PROFESSORS FOREIGN KEY(ssn) REFERENCES Professors(ssn),</text:p>
      <text:p text:style-name="P2"><text:tab/>CONSTRAINT FK_CO_INVESTIGATORS_PROJECTS FOREIGN KEY(pn) REFERENCES Projects(pn)</text:p>
      <text:p text:style-name="P2">)</text:p>
      <text:p text:style-name="P2"/>
      <text:p text:style-name="P2"/>
      <text:p text:style-name="P4">CREATE TABLE Assistants(</text:p>
      <text:p text:style-name="P4"><text:tab/>ssn INTEGER,</text:p>
      <text:p text:style-name="P4"><text:tab/>pn INTEGER,</text:p>
      <text:p text:style-name="P4"><text:tab/><text:span text:style-name="T7">supervisor INTEGER NOT NULL,</text:span></text:p>
      <text:p text:style-name="P4"><text:tab/>PRIMARY KEY(ssn,pn),</text:p>
      <text:p text:style-name="P4"><text:tab/>CONSTRAINT FK_ASSISTANTS_STUDENTS FOREIGN KEY(ssn) REFERENCES Students(ssn),</text:p>
      <text:p text:style-name="P4"><text:tab/>CONSTRAINT FK_ASSISTANTS_PROJECTS FOREIGN KEY(pn) REFERENCES Projects(pn),</text:p>
      <text:p text:style-name="P7"><text:tab/>CONSTRAINT FK_ASSISTANTS_PROFESSORS FOREIGN KEY(supervisor) REFERENCES Professors(ssn)</text:p>
      <text:p text:style-name="P4">)</text:p>
      <text:p text:style-name="P2"/>
      <text:p text:style-name="P9">CREATE TABLE Department_Professors(</text:p>
      <text:p text:style-name="P9"><text:tab/>professor INTEGER,</text:p>
      <text:p text:style-name="P9"><text:tab/>department INTEGER,</text:p>
      <text:p text:style-name="P9"><text:tab/>time_prc INTEGER NOT NULL,</text:p>
      <text:p text:style-name="P9"><text:tab/>PRIMARY KEY(professor, department),</text:p>
      <text:p text:style-name="P9"><text:tab/>CONSTRAINT DEPARTMENT_PROFESSORS_PROFESSORS FOREIGN KEY(professor) REFERENCES Professors(ssn),</text:p>
      <text:p text:style-name="P9"><text:tab/>CONSTRAINT DEPARTMENT_PROFESSORS_DEPARTMENTS FOREIGN KEY(department) REFERENCES Departments(did)</text:p>
      <text:p text:style-name="P9">)</text:p>
      <text:p text:style-name="P2"/>
      <text:p text:style-name="P3">We cannot express the total participation constraint of Projects in Co_Investigators relation.</text:p>
      <text:p text:style-name="P6">We cannot express the total participation constraint of Projects in Assistants relation.</text:p>
      <text:p text:style-name="P42"/>
      <text:p text:style-name="P87">Exercise 3.14 Consider the scenario from Exercise 2.4 where you designed an ER diagram for a company database. Write SQL statements to create the corresponding relations and capture as many of the constraints as possible. If you cannot capture some constraints,explain why.</text:p>
      <text:p text:style-name="P87"/>
      <text:p text:style-name="P43">CREATE TABLE Employees(</text:p>
      <text:p text:style-name="P43"><text:tab/>ssn VARCHAR(255) PRIMARY KEY,</text:p>
      <text:p text:style-name="P43"><text:tab/>salary INTEGER NOT NULL,</text:p>
      <text:p text:style-name="P43"><text:tab/>phone VARCHAR(255) NOT NULL</text:p>
      <text:p text:style-name="P43">)</text:p>
      <text:p text:style-name="P43"/>
      <text:p text:style-name="P45">CREATE TABLE Children(</text:p>
      <text:p text:style-name="P45"><text:tab/>name VARCHAR(255),</text:p>
      <text:p text:style-name="P45"><text:tab/>age INTEGER NOT NULL,</text:p>
      <text:p text:style-name="P45"><text:tab/>parent VARCHAR(255),</text:p>
      <text:p text:style-name="P45"><text:tab/>PRIMARY KEY(name,parent),</text:p>
      <text:p text:style-name="P45"><text:soft-page-break/><text:tab/>CONSTRAINT FK_CHILDREN_EMPLOYEES FOREIGN KEY(parent) REFERENCES Employees(ssn) ON DELETE CASCADE</text:p>
      <text:p text:style-name="P45">)</text:p>
      <text:p text:style-name="P43"/>
      <text:p text:style-name="P44">CREATE TABLE Departments(</text:p>
      <text:p text:style-name="P44"><text:tab/>dna VARCHAR(255) PRIMARY KEY,</text:p>
      <text:p text:style-name="P44"><text:tab/>dname VARCHAR(255) NOT NULL,</text:p>
      <text:p text:style-name="P44"><text:tab/>budget REAL NOT NULL,</text:p>
      <text:p text:style-name="P46"><text:tab/>manager VARCHAR(255) NOT NULL,</text:p>
      <text:p text:style-name="P46"><text:tab/>CONSTRAINT FK_DEPARTMENTS_EMPLOYEES FOREIGN KEY(manager) REFERENCES Employees(ssn)</text:p>
      <text:p text:style-name="P44">)</text:p>
      <text:p text:style-name="P18"/>
      <text:p text:style-name="P74">Exercise 3.15 Consider the Notown database from exercise 2.5. You have decided to recommend that Notown use a relation database system to store company data. Show SQL statements for creation relations corresponding to entity sets and relationship sets in your design. Identify any constraints in the ER diagram that you are unable to capture in the SQL statements and briefly explain why you could not express them.</text:p>
      <text:p text:style-name="P21"/>
      <text:p text:style-name="P10">CREATE TABLE Musicians(</text:p>
      <text:p text:style-name="P10"><text:tab/>ssn VARCHAR(255) PRIMARY KEY,</text:p>
      <text:p text:style-name="P10"><text:tab/>name VARCHAR(255),</text:p>
      <text:p text:style-name="P10"><text:tab/><text:span text:style-name="T13">phone</text:span> VARCHAR(255) NOT NULL,</text:p>
      <text:p text:style-name="P11"><text:tab/>CONSTRAINT FK_MUSICIANS_ADDRESSES FOREIGN KEY(<text:span text:style-name="T13">phone</text:span>) REFERENCES Addresses(<text:span text:style-name="T13">phone</text:span>)</text:p>
      <text:p text:style-name="P10">)</text:p>
      <text:p text:style-name="P10"/>
      <text:p text:style-name="P10">CREATE TABLE Addresses(</text:p>
      <text:p text:style-name="P10"><text:tab/>address VARCHAR(255) <text:span text:style-name="T13">NOT NULL</text:span>,</text:p>
      <text:p text:style-name="P11"><text:tab/>phone VARCHAR(255) PRIMARY KEY</text:p>
      <text:p text:style-name="P10">)</text:p>
      <text:p text:style-name="P10"/>
      <text:p text:style-name="P12">CREATE TABLE Instruments(</text:p>
      <text:p text:style-name="P12"><text:tab/>name VARCHAR(255) PRIMARY KEY,</text:p>
      <text:p text:style-name="P12"><text:tab/>key VARCHAR(255) NOT NULL</text:p>
      <text:p text:style-name="P12">)</text:p>
      <text:p text:style-name="P12"/>
      <text:p text:style-name="P15">CREATE TABLE Plays_On(</text:p>
      <text:p text:style-name="P15"><text:tab/>ssn VARCHAR(255),</text:p>
      <text:p text:style-name="P15"><text:tab/>name VARCHAR(255),</text:p>
      <text:p text:style-name="P15"><text:tab/>PRIMARY KEY(ssn,name),</text:p>
      <text:p text:style-name="P15"><text:tab/>CONSTRAINT FK_PLAYS_ON_MUSICIANS FOREIGN KEY(ssn) REFERENCES Musicians(ssn),</text:p>
      <text:p text:style-name="P15"><text:tab/>CONSTRAINT FK_PLAYS_ON_INSTRUMENTS FOREIGN KEY(name) REFERENCES Instruments(name)</text:p>
      <text:p text:style-name="P15">)</text:p>
      <text:p text:style-name="P12"/>
      <text:p text:style-name="P13">CREATE TABLE Albmus(</text:p>
      <text:p text:style-name="P13"><text:tab/>id INTEGER PRIMARY KEY,</text:p>
      <text:p text:style-name="P13"><text:tab/>title VARCHAR(255) NOT NULL,</text:p>
      <text:p text:style-name="P13"><text:tab/>copyright_date DATE NOT NULL,</text:p>
      <text:p text:style-name="P13"><text:tab/>format VARCHAR(255) NOT NULL,</text:p>
      <text:p text:style-name="P13"><text:tab/><text:span text:style-name="T12">producer VARCHAR(255) NOT NULL,</text:span></text:p>
      <text:p text:style-name="P13"><text:tab/><text:span text:style-name="T12">CONSTRAINT FK_ALBUMS_MUSICIANS FOREIGN KEY(producer) REFERENCES Musicians(ssn)</text:span></text:p>
      <text:p text:style-name="P13">)</text:p>
      <text:p text:style-name="P13"/>
      <text:p text:style-name="P14">CREATE TABLE Songs(</text:p>
      <text:p text:style-name="P14"><text:tab/>title VARCHAR(255) PRIMARY KEY,</text:p>
      <text:p text:style-name="P14"><text:tab/>author VARCHAR(255) NOT NULL,</text:p>
      <text:p text:style-name="P14"><text:tab/><text:span text:style-name="T10">album INTEGER NOT NULL,</text:span></text:p>
      <text:p text:style-name="P14"><text:tab/><text:span text:style-name="T10">CONSTRAINT FK_SONGS_ALBMUS FOREIGN KEY(album) REFERENCES Albums(id)</text:span></text:p>
      <text:p text:style-name="P14">)</text:p>
      <text:p text:style-name="P14"/>
      <text:p text:style-name="P16"><text:soft-page-break/>because we do not know if a song can be without album, we are assuming that every song belongs to some album.</text:p>
      <text:p text:style-name="P16">It’s not possible to express a constraint that an album has at least one song <text:span text:style-name="T11">without assertions.</text:span></text:p>
      <text:p text:style-name="P16"/>
      <text:p text:style-name="P17">CREATE TABLE Performs(</text:p>
      <text:p text:style-name="P17"><text:tab/>song VARCHAR(255),</text:p>
      <text:p text:style-name="P17"><text:tab/>ssn VARCHAR(255),</text:p>
      <text:p text:style-name="P17"><text:tab/>PRIMARY KEY(song,ssn),</text:p>
      <text:p text:style-name="P17"><text:tab/>CONSTRAINT FK_PERFORMS_MUSICIANS FOREIGN KEY(ssn) REFERENCES Musicians(ssn),</text:p>
      <text:p text:style-name="P17"><text:tab/>CONSTRAINT FK_PERFORMS_SONGS FOREIGN KEY(song) REFERENCES Songs(title)</text:p>
      <text:p text:style-name="P17">)</text:p>
      <text:p text:style-name="P17"/>
      <text:p text:style-name="P19">We cannot enforce a constraint that a song has at least one musician that performs it without using assertions.</text:p>
      <text:p text:style-name="P19"/>
      <text:p text:style-name="P19"><text:line-break/><text:span text:style-name="T14">Exercise 3.16 translate the ER diagram from exercise 2.6 into a relational schema, and show the SQL statements needed to create the relations, using only key and null constraints. If your translation cannot capture any of the constraints, explain why.</text:span></text:p>
      <text:p text:style-name="P47"/>
      <text:p text:style-name="P50">CREATE TABLE Models(</text:p>
      <text:p text:style-name="P50"><text:tab/>model_num VARCHAR(255) PRIMARY KEY,</text:p>
      <text:p text:style-name="P50"><text:tab/>weight REAL NOT NULL,</text:p>
      <text:p text:style-name="P50"><text:tab/>capacity INTEGER NOT NULL</text:p>
      <text:p text:style-name="P50">)</text:p>
      <text:p text:style-name="P20"/>
      <text:p text:style-name="P48">CREATE TABLE Airplanes(</text:p>
      <text:p text:style-name="P48"><text:tab/>regNum INTEGER PRIMARY KEY,</text:p>
      <text:p text:style-name="P49"><text:tab/>model <text:span text:style-name="T15">VARCHAR(255)</text:span> NOT NULL,</text:p>
      <text:p text:style-name="P49"><text:tab/>CONSTRAINT FK_AIRPLANES_MODELS FOREIGN KEY(model) REFERENCES Models(model_num)</text:p>
      <text:p text:style-name="P48">)</text:p>
      <text:p text:style-name="P48"/>
      <text:p text:style-name="P51">CREATE TABLE Employees(</text:p>
      <text:p text:style-name="P51"><text:tab/>ssn VARCHAR(255) PRIMARY KEY,</text:p>
      <text:p text:style-name="P51"><text:tab/><text:span text:style-name="T16">union_num INTEGER NOT NULL,</text:span></text:p>
      <text:p text:style-name="P51"><text:tab/><text:span text:style-name="T16">UNIQUE(union_num)</text:span></text:p>
      <text:p text:style-name="P51">)</text:p>
      <text:p text:style-name="P51"/>
      <text:p text:style-name="P52">CREATE TABLE Technicians(</text:p>
      <text:p text:style-name="P52"><text:tab/>ssn VARCHAR(255) PRIMARY KEY,</text:p>
      <text:p text:style-name="P52"><text:tab/>name VARCHAR(255) NOT NULL,</text:p>
      <text:p text:style-name="P52"><text:tab/>address VARCHAR(255) NOT NULL,</text:p>
      <text:p text:style-name="P52"><text:tab/>phone VARCHAR(255) NOT NULL,</text:p>
      <text:p text:style-name="P52"><text:tab/>salary REAL NOT NULL,</text:p>
      <text:p text:style-name="P52"><text:tab/><text:span text:style-name="T17">CONSTRAINT FK_TECHNICIANS_EMPLOYEES FOREIGN KEY(ssn) REFERENCES Employees(ssn)</text:span></text:p>
      <text:p text:style-name="P52">)</text:p>
      <text:p text:style-name="P52"/>
      <text:p text:style-name="P53">CREATE TABLE Expert_At(</text:p>
      <text:p text:style-name="P53"><text:tab/>ssn VARCHAR(255),</text:p>
      <text:p text:style-name="P53"><text:tab/>model_num VARCHAR(255),</text:p>
      <text:p text:style-name="P53"><text:tab/>PRIMARY KEY(ssn,model_num),</text:p>
      <text:p text:style-name="P53"><text:tab/><text:span text:style-name="T18">CONSTRAINT FK_EXPERT_AT_TECHNICIANS FOREIGN KEY(ssn) REFERENCES Technicians(ssn),</text:span></text:p>
      <text:p text:style-name="P53"><text:tab/><text:span text:style-name="T18">CONSTRAINT FK_EXPERT_AT_MODELS FOREIGN KEY(model_num) REFERENCES Models(model_num)</text:span></text:p>
      <text:p text:style-name="P53">)</text:p>
      <text:p text:style-name="P53"/>
      <text:p text:style-name="P54">we cannot enforce the requirement that each technician is an expert in at least one model with constraint.</text:p>
      <text:p text:style-name="P54"/>
      <text:p text:style-name="P55"/>
      <text:p text:style-name="P55"/>
      <text:p text:style-name="P55"/>
      <text:p text:style-name="P55"><text:soft-page-break/>CREATE TABLE Traffic_Controllers(</text:p>
      <text:p text:style-name="P55"><text:tab/>ssn VARCHAR(255) PRIMARY KEY,</text:p>
      <text:p text:style-name="P55"><text:tab/>last_exam_date DATE,</text:p>
      <text:p text:style-name="P55"><text:tab/>CONSTRAINT FK_TRAFFIC_CONTROLLERS_EMPLOYEES FOREIGN KEY(ssn) REFERENCES Employees(ssn)</text:p>
      <text:p text:style-name="P55">)</text:p>
      <text:p text:style-name="P55"/>
      <text:p text:style-name="P56">CREATE TABLE Tests(</text:p>
      <text:p text:style-name="P56"><text:tab/>faa INTEGER PRIMARY KEY,</text:p>
      <text:p text:style-name="P56"><text:tab/>name VARCHAR(255) NOT NULL,</text:p>
      <text:p text:style-name="P56"><text:tab/>max_score INTEGER NOT NULL</text:p>
      <text:p text:style-name="P56">)</text:p>
      <text:p text:style-name="P56"/>
      <text:p text:style-name="P57">CREATE TABLE Test_Results(</text:p>
      <text:p text:style-name="P57"><text:tab/>technician_ssn VARCHAR(255),</text:p>
      <text:p text:style-name="P57"><text:tab/>airplane_reg_num INTEGER,</text:p>
      <text:p text:style-name="P57"><text:tab/>test_faa INTEGER,</text:p>
      <text:p text:style-name="P57"><text:tab/><text:span text:style-name="T19">performed_on DATE NOT NULL,</text:span></text:p>
      <text:p text:style-name="P57"><text:tab/><text:span text:style-name="T19">hours INTEGER NOT NULL,</text:span></text:p>
      <text:p text:style-name="P57"><text:tab/><text:span text:style-name="T19">score INTEGER NOT NULL,</text:span></text:p>
      <text:p text:style-name="P57"><text:tab/>PRIMARY KEY(technician,airplane_reg_num,test_faa),</text:p>
      <text:p text:style-name="P57"><text:tab/><text:span text:style-name="T20">CONSTRAINT FK_TEST_RESULTS_TECHNICIANS FOREIGN KEY(technician_ssn) REFERENCES Technicians(ssn),</text:span></text:p>
      <text:p text:style-name="P57"><text:tab/><text:span text:style-name="T20">CONSTRAINT FK_TEST_RESULTS_AIRPLANES FOREIGN KEY(airplane_reg_num) REFERENCES Airplanes(reg_num),</text:span></text:p>
      <text:p text:style-name="P57"><text:tab/><text:span text:style-name="T20">CONSTRAINT FK_TEST_RESULTS_TESTS FOREIGN KEY(test_faa) REFERENCES Tests(faa) </text:span></text:p>
      <text:p text:style-name="P57">)</text:p>
      <text:p text:style-name="P57"/>
      <text:p text:style-name="P60">we cannot enforce the requirement that score &lt;= max_score of the corresponding test with constraint.</text:p>
      <text:p text:style-name="P51"/>
      <text:p text:style-name="P61">For the requirement that tests must be performed by technicians who are experts on the airplane’s model we would have to make the following changes:</text:p>
      <text:p text:style-name="P61"/>
      <text:p text:style-name="P61">CREATE TABLE Test_Results(</text:p>
      <text:p text:style-name="P58"><text:tab/>technician_ssn VARCHAR(255),</text:p>
      <text:p text:style-name="P58"><text:tab/>airplane_reg_num INTEGER,</text:p>
      <text:p text:style-name="P58"><text:tab/>test_faa INTEGER,</text:p>
      <text:p text:style-name="P58"><text:tab/><text:span text:style-name="T19">performed_on DATE NOT NULL,</text:span></text:p>
      <text:p text:style-name="P58"><text:tab/><text:span text:style-name="T19">hours INTEGER NOT NULL,</text:span></text:p>
      <text:p text:style-name="P58"><text:tab/><text:span text:style-name="T19">score INTEGER NOT NULL,</text:span></text:p>
      <text:p text:style-name="P58"><text:tab/><text:span text:style-name="T21">model VARCHAR(255)</text:span></text:p>
      <text:p text:style-name="P58"><text:tab/>PRIMARY KEY(technician,airplane_reg_num,test_faa),</text:p>
      <text:p text:style-name="P58"><text:tab/><text:span text:style-name="T21">CONSTRAINT FK_TEST_RESULTS_MODELS FOREIGN KEY(model) REFERENCES Models( </text:span><text:span text:style-name="T15">model_num</text:span><text:span text:style-name="T21">),</text:span></text:p>
      <text:p text:style-name="P58"><text:tab/><text:span text:style-name="T21">CONSTRAINT FK_TEST_RESULTS_EXPERTS FOREIGN KEY(technician_ssn,model) REFERENCES Expert_At(ssn,model_num)</text:span><text:span text:style-name="T20">,</text:span></text:p>
      <text:p text:style-name="P59"><text:tab/><text:span text:style-name="T20">CONSTRAINT FK_TEST_RESULTS_TESTS FOREIGN KEY(test_faa) REFERENCES Tests(faa) </text:span><text:span text:style-name="T22"/></text:p>
      <text:p text:style-name="P59"><text:tab/><text:span text:style-name="T20">CONSTRAINT FK_TEST_RESULTS_AIRPLANES FOREIGN KEY(airplane_reg_num) REFERENCES Airplanes(reg_num),</text:span></text:p>
      <text:p text:style-name="P61">)</text:p>
      <text:p text:style-name="P61"/>
      <text:p text:style-name="P62">We cannot ensure that the model in this relation is the same as the model of the corresponding airplane with constraint.</text:p>
      <text:p text:style-name="P62"/>
      <text:p text:style-name="P62"/>
      <text:p text:style-name="P88">Exercise 3.17 Consider the ER diagram that you designed for the Prescriptions-R-X chain of</text:p>
      <text:p text:style-name="P88">pharmacies in Exercise 2.7. Define relations corresponding to the entity sets and relationship</text:p>
      <text:p text:style-name="P88">sets in your design using SQL.</text:p>
      <text:p text:style-name="P88"/>
      <text:p text:style-name="P88"/>
      <text:p text:style-name="P63"><text:soft-page-break/></text:p>
      <text:p text:style-name="P64">CREATE TABLE Doctors(</text:p>
      <text:p text:style-name="P64"><text:tab/>ssn VARCHAR(255) PRIMARY KEY,</text:p>
      <text:p text:style-name="P64"><text:tab/>name VARCHAR(255) NOT NULL,</text:p>
      <text:p text:style-name="P64"><text:tab/>specialty VARCHAR(255) NOT NULL,</text:p>
      <text:p text:style-name="P64"><text:tab/>experience INTEGER NOT NULL</text:p>
      <text:p text:style-name="P64">)</text:p>
      <text:p text:style-name="P64"/>
      <text:p text:style-name="P65">CREATE TABLE Patients(</text:p>
      <text:p text:style-name="P65"><text:tab/>ssn VARCHAR(255) PRIMARY KEY,</text:p>
      <text:p text:style-name="P65"><text:tab/>name VARCHAR(255) NOT NULL,</text:p>
      <text:p text:style-name="P65"><text:tab/>address VARCHAR(255) NOT NULL,</text:p>
      <text:p text:style-name="P65"><text:tab/>age INTEGER NOT NULL,</text:p>
      <text:p text:style-name="P65"><text:tab/>physician_ssn VARCHAR(255) NOT NULL,</text:p>
      <text:p text:style-name="P65"><text:tab/>CONSTRAINT FK_PATIENTS_DOCTORS FOREIGN KEY(physician_ssn) REFERENCES Doctors(ssn)</text:p>
      <text:p text:style-name="P65">)</text:p>
      <text:p text:style-name="P65"/>
      <text:p text:style-name="P65">we cannot enforce the requirement that each doctor has at least one patient with constraints.</text:p>
      <text:p text:style-name="P65"/>
      <text:p text:style-name="P66">CRETE TABLE Companies(</text:p>
      <text:p text:style-name="P66"><text:tab/>name VARCHAR(255) PRIMARY KEY,</text:p>
      <text:p text:style-name="P66"><text:tab/>phone_number VARCHAR(255) NOT NULL</text:p>
      <text:p text:style-name="P66">)</text:p>
      <text:p text:style-name="P51"/>
      <text:p text:style-name="P67">CREATE TABLE Drugs(</text:p>
      <text:p text:style-name="P67"><text:tab/>name VARCHAR(255),</text:p>
      <text:p text:style-name="P67"><text:tab/>formula VARCHAR(255) NOT NULL,</text:p>
      <text:p text:style-name="P67"><text:tab/>company VARCHAR(255),</text:p>
      <text:p text:style-name="P67"><text:tab/>PRIMARY KEY(name,company),</text:p>
      <text:p text:style-name="P67"><text:tab/>CONSTRAINT FK_DRUGS_COMPANIES FOREIGN KEY(company) REFERENCES Companies <text:span text:style-name="T24">ON DELETE CASCADE</text:span></text:p>
      <text:p text:style-name="P67">)</text:p>
      <text:p text:style-name="P67"/>
      <text:p text:style-name="P68">CREATE TABLE Pharmacies(</text:p>
      <text:p text:style-name="P68"><text:tab/>name VARCHAR(255) PRIMARY KEY,</text:p>
      <text:p text:style-name="P68"><text:tab/>address VARCHAR(255) NOT NULL,</text:p>
      <text:p text:style-name="P68"><text:tab/>phone_number VARCHAR(255) NOT NULL</text:p>
      <text:p text:style-name="P68">)</text:p>
      <text:p text:style-name="P68"/>
      <text:p text:style-name="P69">CREATE TABLE Sells(</text:p>
      <text:p text:style-name="P69"><text:tab/>pharmacy VARCHAR(255),</text:p>
      <text:p text:style-name="P69"><text:tab/>drug VARCHAR(255),</text:p>
      <text:p text:style-name="P73"><text:tab/>company VARCHAR(255),</text:p>
      <text:p text:style-name="P69"><text:tab/><text:span text:style-name="T25">price REAL NOT NULL,</text:span></text:p>
      <text:p text:style-name="P69"><text:tab/>PRIMARY KEY(pharmacy,drug),</text:p>
      <text:p text:style-name="P69"><text:tab/><text:span text:style-name="T26">CONSTRAINT FK_SELLS_PHARMACIES FOREIGN KEY(pharmacy) REFERENCES Pharmacies(name),</text:span></text:p>
      <text:p text:style-name="P69"><text:tab/><text:span text:style-name="T31">CONSTRAINT FK_SEELS_DRUGS FOREIGN KEY(company,drug) REFERENCES Drugs(company,name)</text:span></text:p>
      <text:p text:style-name="P69">)</text:p>
      <text:p text:style-name="P69"/>
      <text:p text:style-name="P70">CREATE TABLE Prescriptions(</text:p>
      <text:p text:style-name="P70"><text:tab/>doctor VARCHAR(255),</text:p>
      <text:p text:style-name="P70"><text:tab/>patient VARCHAR(255),</text:p>
      <text:p text:style-name="P70"><text:tab/>drug VARCHAR(255),</text:p>
      <text:p text:style-name="P70"><text:tab/><text:span text:style-name="T30">company VARCHAR(255) NOT NULL,</text:span></text:p>
      <text:p text:style-name="P70"><text:tab/>qty INTEGER NOT NULL,</text:p>
      <text:p text:style-name="P70"><text:tab/>created_on DATE NOT NULL,</text:p>
      <text:p text:style-name="P70"><text:tab/>PRIMARY KEY(doctor,patient),<text:tab/></text:p>
      <text:p text:style-name="P70"><text:tab/>CONSTRAINT FK_PRESCRIPTIONS_DOCTORS FOREIGN KEY(doctor) REFERENCES Doctors(ssn),</text:p>
      <text:p text:style-name="P70"><text:soft-page-break/><text:tab/><text:span text:style-name="T27">CONSTRAINT FK_PRESCRIPTIONS_PATIENTS FOREIGN KEY(patient) REFERENCES Patients(ssn),</text:span></text:p>
      <text:p text:style-name="P70"><text:tab/><text:span text:style-name="T28">CONSTRAINT KF_PRESCRIPTIONS_DRUGS FOREIGN KEY(</text:span><text:span text:style-name="T30">company,</text:span><text:span text:style-name="T28">drug) REFERENCES Drugs(</text:span><text:span text:style-name="T30">company,</text:span><text:span text:style-name="T28">name)</text:span></text:p>
      <text:p text:style-name="P70">)</text:p>
      <text:p text:style-name="P70"/>
      <text:p text:style-name="P71">CREATE TABLE Contracts(</text:p>
      <text:p text:style-name="P71"><text:tab/>pharmacy VARCHAR(255),</text:p>
      <text:p text:style-name="P71"><text:tab/>company VARCHAR(255),</text:p>
      <text:p text:style-name="P71"><text:tab/>start_date DATE NOT NULL,</text:p>
      <text:p text:style-name="P71"><text:tab/>end_date DATE NOT NULL,</text:p>
      <text:p text:style-name="P71"><text:tab/>contract TEXT NOT NULL,</text:p>
      <text:p text:style-name="P72"><text:tab/>supervisor VARCHAR(255) NOT NULL,</text:p>
      <text:p text:style-name="P71"><text:tab/>PRIMARY KEY(pharmacy,company),</text:p>
      <text:p text:style-name="P71"><text:tab/><text:span text:style-name="T29">CONSTRAINT FK_CONTRACTS_COMPANIES FOREIGN KEY(company) REFERENCES Companies(name),</text:span></text:p>
      <text:p text:style-name="P71"><text:tab/><text:span text:style-name="T29">CONSTRAINT FK_CONTRACTS_PHARMACIES FOREIGN KEY(pharmacy) REFERENCES Pharmacies(name)</text:span></text:p>
      <text:p text:style-name="P71">)</text:p>
      <text:p text:style-name="P71"/>
      <text:p text:style-name="P89">Exercise 3.18 Write SQL statements to create the corresponding relations to the ER dia-</text:p>
      <text:p text:style-name="P89">gram you designed for Exercise 2.8. If your translation cannot capture any constraints in the</text:p>
      <text:p text:style-name="P89">ER diagram, explain why</text:p>
      <text:p text:style-name="P89"/>
      <text:p text:style-name="P103">CREATE TABLE Artists(</text:p>
      <text:p text:style-name="P103"><text:tab/>name VARCHAR(255) PRIMARY KEY,</text:p>
      <text:p text:style-name="P103"><text:tab/>birthplace VARCHAR(255) NOT NULL,</text:p>
      <text:p text:style-name="P103"><text:tab/>age INTEGER NOT NULL,</text:p>
      <text:p text:style-name="P103"><text:tab/>style VARCHAR(255) NOT NULL</text:p>
      <text:p text:style-name="P103">)</text:p>
      <text:p text:style-name="P103"/>
      <text:p text:style-name="P104">CREATE TABLE Arts(</text:p>
      <text:p text:style-name="P104"><text:tab/>title VARCHAR(255) PRIMARY <text:s/>KEY,</text:p>
      <text:p text:style-name="P104"><text:tab/>artist VARCHAR(255) NOT NULL,</text:p>
      <text:p text:style-name="P104"><text:tab/>year INTEGER NOT NULL,</text:p>
      <text:p text:style-name="P104"><text:tab/>type VARCHAR(255) NOT NULL,</text:p>
      <text:p text:style-name="P104"><text:tab/>price REAL NOT NULL,</text:p>
      <text:p text:style-name="P104"><text:tab/>CONSTRAINT FK_ARTS_ARTISTS FOREIGN KEY(artist) REFERENCES Artists(name)</text:p>
      <text:p text:style-name="P104">)</text:p>
      <text:p text:style-name="P104"/>
      <text:p text:style-name="P105">CREATE TABLE ArtGroups(</text:p>
      <text:p text:style-name="P105"><text:tab/>name VARCHAR(255) PRIMARY KEY</text:p>
      <text:p text:style-name="P105">)</text:p>
      <text:p text:style-name="P105"/>
      <text:p text:style-name="P106">CREATE TABLE Art_Belong_To(</text:p>
      <text:p text:style-name="P106"><text:tab/>art VARCHAR(255),</text:p>
      <text:p text:style-name="P106"><text:tab/>group VARCHAR(255),</text:p>
      <text:p text:style-name="P106"><text:tab/>PRIMARY KEY(art,group),</text:p>
      <text:p text:style-name="P106"><text:tab/>CONSTRAINT FK_ART_BELONG_TO_ARTS FOREIGN KEY(art) REFERENCES Arts(title),</text:p>
      <text:p text:style-name="P106"><text:tab/>CONSTRAINT FK_ART_BELONGS_TO_ART_GROUPS FOREIGN KEY(group) REFERENCES ArtGroups(name)</text:p>
      <text:p text:style-name="P106">)</text:p>
      <text:p text:style-name="P106"/>
      <text:p text:style-name="P107">If an art should belong to at least one group, then there is no way to express this with a constraint.</text:p>
      <text:p text:style-name="P107"/>
      <text:p text:style-name="P108">CREATE TABLE Customers(</text:p>
      <text:p text:style-name="P108"><text:tab/>name VARCHAR(255) PRIMARY KEY,</text:p>
      <text:p text:style-name="P108"><text:tab/>address VARCHAR(255) NOT NULL,</text:p>
      <text:p text:style-name="P108"><text:tab/>amount_spent REAL NOT NULL DEFAULT 0</text:p>
      <text:p text:style-name="P108">)</text:p>
      <text:p text:style-name="P108"><text:soft-page-break/></text:p>
      <text:p text:style-name="P108">CREATE TABLE LikedArtists(</text:p>
      <text:p text:style-name="P108"><text:tab/>customer VARCHAR(255),</text:p>
      <text:p text:style-name="P108"><text:tab/>artist VARCHAR(255),</text:p>
      <text:p text:style-name="P108"><text:tab/>PRIMARY KEY(customer,artist),</text:p>
      <text:p text:style-name="P108"><text:tab/>CONSTRAINT FK_LIKED_ARTISTS_CUSTOMERS FOREIGN KEY(customer) REFERENCES Customers(name),</text:p>
      <text:p text:style-name="P108"><text:tab/>CONSTRAINT FK_LIKED_ARTISTS_ARTISTS FOREIGN KEY(artists) REFERENCES Artists(name)</text:p>
      <text:p text:style-name="P108">)</text:p>
      <text:p text:style-name="P108"/>
      <text:p text:style-name="P111">CREATE TABLE LikedGroups(</text:p>
      <text:p text:style-name="P111"><text:tab/>customer VARCHAR(255),</text:p>
      <text:p text:style-name="P111"><text:tab/>group VARCHAR(255),</text:p>
      <text:p text:style-name="P111"><text:tab/>PRIMARY KEY(customer,group),<text:span text:style-name="T23"/></text:p>
      <text:p text:style-name="P109"><text:tab/>CONSTRAINT FK_LIKED_<text:span text:style-name="T33">GROUPS</text:span>_CUSTOMERS FOREIGN KEY(customer) REFERENCES Customers(name),</text:p>
      <text:p text:style-name="P110"><text:tab/><text:span text:style-name="T33">CONSTRAINT FK_LIKED_GROUPS_GROUPS FOREIGN KEY(group) REFERENCES </text:span><text:span text:style-name="T32">ArtGroups</text:span><text:span text:style-name="T33">(name)</text:span></text:p>
      <text:p text:style-name="P111">)</text:p>
      <text:p text:style-name="P111"/>
      <text:p text:style-name="P93">Exercise 3.19 Briefly answer the following questions based on this schema:</text:p>
      <text:p text:style-name="P93"/>
      <text:p text:style-name="P93">Emp(eid: integer, ename: string, age: integer, salary: real)</text:p>
      <text:p text:style-name="P93"/>
      <text:p text:style-name="P93">Works ( eid: integer, did: integer, p<text:span text:style-name="T34">ct_</text:span>time: integer)</text:p>
      <text:p text:style-name="P93"/>
      <text:p text:style-name="P93">Dept(did: integer, budget: real, managerid: integer)</text:p>
      <text:p text:style-name="P93"/>
      <text:p text:style-name="P93">1. Suppose you have a view SeniorEmp defined as follows:</text:p>
      <text:p text:style-name="P93"/>
      <text:p text:style-name="P94">CREATE VIEW SeniorEmp (<text:span text:style-name="T36">e</text:span>name, sage, salary)</text:p>
      <text:p text:style-name="P94">AS SELECT E.ename, <text:span text:style-name="T35">E.</text:span>age, E.salary FROM <text:span text:style-name="T35">Emp E </text:span>WHERE E.age &gt; 50</text:p>
      <text:p text:style-name="P93"/>
      <text:p text:style-name="P93">Explain what the system will do to process the following query:</text:p>
      <text:p text:style-name="P95">SELECT S.sname FROM SeniorEmp S WHERE S.salary &gt; 100,000</text:p>
      <text:p text:style-name="P112">It will select all employees with age &gt;50 and salary &gt; 100,000</text:p>
      <text:p text:style-name="P95"/>
      <text:p text:style-name="P93">2. Give an example of a view on Emp that could be automatically updated by updating Emp.</text:p>
      <text:p text:style-name="P111"/>
      <text:p text:style-name="P113">CREATE VIEW UpdatableEmp (ename,eid) <text:span text:style-name="T37">AS SELECT E.ename,E.eid</text:span> FROM Emp E WHERE E.salary &gt; 10.000</text:p>
      <text:p text:style-name="P111"/>
      <text:p text:style-name="P93">3. Give an example of a view on Emp that would be impossible to update (automatically)</text:p>
      <text:p text:style-name="P93">and explain why your example presents the update problem that it does.</text:p>
      <text:p text:style-name="P93"/>
      <text:p text:style-name="P114">CREATE VIEW NonUpdatableEmp (ename,salary) <text:span text:style-name="T38">AS SELECT E.ename,E.salary </text:span>FROM Emp E WHERE E.age &gt; 25 AND E.age &lt;=30</text:p>
      <text:p text:style-name="P114"/>
      <text:p text:style-name="P114">The NonUpdatableEmp view is not updatable because it does not contain Emp’s primary ke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20:05:31.452617785</meta:creation-date>
    <meta:generator>LibreOffice/7.5.5.2$Linux_X86_64 LibreOffice_project/50$Build-2</meta:generator>
    <dc:date>2023-10-01T16:33:20.175114859</dc:date>
    <meta:editing-duration>PT4H26M1S</meta:editing-duration>
    <meta:editing-cycles>126</meta:editing-cycles>
    <meta:document-statistic meta:table-count="0" meta:image-count="0" meta:object-count="0" meta:page-count="10" meta:paragraph-count="384" meta:word-count="2716" meta:character-count="19951" meta:non-whitespace-character-count="17407"/>
  </office:meta>
</office:document-meta>
</file>